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Frame_20_contents">
      <style:text-properties fo:color="#000000"/>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color="#000000"/>
    </style:style>
    <style:style style:name="P27" style:family="paragraph" style:parent-style-name="Frame_20_contents">
      <style:paragraph-properties fo:line-height="0.6cm" fo:background-color="transparent">
        <style:tab-stops/>
        <style:background-image/>
      </style:paragraph-properties>
      <style:text-properties fo:color="#000000"/>
    </style:style>
    <style:style style:name="P28" style:family="paragraph" style:parent-style-name="Standard">
      <style:paragraph-properties fo:text-align="start" style:justify-single-word="false" fo:break-before="page"/>
      <style:text-properties fo:color="#000000" fo:font-size="6pt" style:font-size-asian="6pt" style:font-size-complex="6pt"/>
    </style:style>
    <style:style style:name="P29" style:family="paragraph" style:parent-style-name="Text_20_body">
      <style:paragraph-properties fo:margin-left="0.27cm" fo:margin-right="0.002cm" fo:text-indent="0cm" style:auto-text-indent="false"/>
    </style:style>
    <style:style style:name="P30" style:family="paragraph" style:parent-style-name="Text_20_body">
      <style:paragraph-properties fo:margin-left="0.27cm" fo:margin-right="0.002cm" fo:text-indent="0cm" style:auto-text-indent="false"/>
      <style:text-properties fo:color="#000000"/>
    </style:style>
    <style:style style:name="P31"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2"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4"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5" style:family="paragraph" style:parent-style-name="Text_20_body">
      <style:paragraph-properties fo:margin-left="0.277cm" fo:margin-right="0.005cm" fo:text-indent="0cm" style:auto-text-indent="false"/>
    </style:style>
    <style:style style:name="P36" style:family="paragraph" style:parent-style-name="Text_20_body">
      <style:paragraph-properties fo:margin-left="0.265cm" fo:margin-right="-0.007cm" fo:text-indent="0cm" style:auto-text-indent="false"/>
    </style:style>
    <style:style style:name="P37" style:family="paragraph" style:parent-style-name="Text_20_body">
      <style:paragraph-properties fo:margin-left="0.265cm" fo:margin-right="-0.007cm" fo:text-indent="0cm" style:auto-text-indent="false"/>
      <style:text-properties fo:color="#000000"/>
    </style:style>
    <style:style style:name="P38"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40" style:family="paragraph" style:parent-style-name="Text_20_body">
      <style:paragraph-properties fo:margin-left="0.26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1" style:family="paragraph" style:parent-style-name="Text_20_body">
      <style:paragraph-properties fo:margin-left="0.295cm" fo:margin-right="-0.007cm" fo:text-indent="0cm" style:auto-text-indent="false"/>
    </style:style>
    <style:style style:name="P42" style:family="paragraph" style:parent-style-name="Text_20_body">
      <style:paragraph-properties fo:margin-left="0.295cm" fo:margin-right="-0.007cm" fo:text-indent="0cm" style:auto-text-indent="false"/>
      <style:text-properties fo:color="#000000"/>
    </style:style>
    <style:style style:name="P43"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4"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5" style:family="paragraph" style:parent-style-name="Text_20_body">
      <style:paragraph-properties fo:margin-left="0.28cm" fo:margin-right="0.011cm" fo:text-indent="0cm" style:auto-text-indent="false"/>
    </style:style>
    <style:style style:name="P46" style:family="paragraph" style:parent-style-name="Text_20_body">
      <style:paragraph-properties fo:margin-left="0.28cm" fo:margin-right="0.011cm" fo:text-indent="0cm" style:auto-text-indent="false"/>
      <style:text-properties fo:color="#000000"/>
    </style:style>
    <style:style style:name="P47"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8"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style:font-name="Times New Roman" fo:font-size="12pt" style:font-size-asian="12pt" style:font-size-complex="12pt"/>
    </style:style>
    <style:style style:name="P57"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8" style:family="paragraph" style:parent-style-name="Heading_20_1">
      <style:text-properties fo:color="#000000"/>
    </style:style>
    <style:style style:name="P59" style:family="paragraph" style:parent-style-name="Heading_20_1">
      <style:paragraph-properties>
        <style:tab-stops>
          <style:tab-stop style:position="0.27cm"/>
        </style:tab-stops>
      </style:paragraph-properties>
    </style:style>
    <style:style style:name="P60" style:family="paragraph" style:parent-style-name="Heading_20_1" style:master-page-name="Handbuchseite">
      <style:paragraph-properties style:page-number="1"/>
    </style:style>
    <style:style style:name="P61" style:family="paragraph" style:parent-style-name="Heading_20_3">
      <style:text-properties fo:color="#000000"/>
    </style:style>
    <style:style style:name="P62" style:family="paragraph" style:parent-style-name="Heading_20_3">
      <style:paragraph-properties fo:margin-left="1.905cm" fo:margin-right="0cm" fo:text-indent="-1.27cm" style:auto-text-indent="false">
        <style:tab-stops/>
      </style:paragraph-properties>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2.2</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2.2: API <text:span text:style-name="T16">Reference</text:span></text:p>
      <text:p text:style-name="P11"/>
      <text:p text:style-name="P12">Copyright © Thomas Schmidt <text:s/>&lt;t.schmidt.p1 <text:span text:style-name="T17">at</text:span> freenet.de&gt;, 2012</text:p>
      <text:p text:style-name="P12">Last <text:span text:style-name="T16">changed</text:span>: 31.05.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8"/>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0">1. <text:s/>Introduction<text:tab/>1</text:p>
          <text:p text:style-name="P50">2. <text:s/>Instancing the Web Service Client<text:tab/>2</text:p>
          <text:p text:style-name="P51"><text:s text:c="3"/>Parameters (Type, Required, Default)<text:tab/>3</text:p>
          <text:p text:style-name="P51"><text:s text:c="3"/>Instance Properties (Type, Default)<text:tab/>4</text:p>
          <text:p text:style-name="P50">3. <text:s/>The Basics: ReadReq and WriteReq<text:tab/>5</text:p>
          <text:p text:style-name="P52"><text:s text:c="2"/>3.1 Read Request<text:tab/>5</text:p>
          <text:p text:style-name="P51"><text:s text:c="3"/>Parameters (Type, Required, Default)<text:tab/>7</text:p>
          <text:p text:style-name="P51"><text:s text:c="3"/>Item Parameters (Type, Required, Default)<text:tab/>8</text:p>
          <text:p text:style-name="P52"><text:s text:c="2"/>3.2 Write Request<text:tab/>9</text:p>
          <text:p text:style-name="P51"><text:s text:c="3"/>Parameters (Type, Required, Default)<text:tab/>10</text:p>
          <text:p text:style-name="P51"><text:s text:c="3"/>Item Parameters (Type, Required, Default)<text:tab/>10</text:p>
          <text:p text:style-name="P50">4. <text:s/>Type Dependent Requests<text:tab/>11</text:p>
          <text:p text:style-name="P52"><text:s text:c="2"/>4.1 Read Requests<text:tab/>11</text:p>
          <text:p text:style-name="P51"><text:s text:c="3"/>Supported Data Types<text:tab/>13</text:p>
          <text:p text:style-name="P51"><text:s text:c="3"/>Common Parameters (Type, Required, Default)<text:tab/>14</text:p>
          <text:p text:style-name="P51"><text:s text:c="3"/>Type Dependent Parameters (Type, Required, Default)<text:tab/>15</text:p>
          <text:p text:style-name="P52"><text:s text:c="2"/>4.2 Write Requests<text:tab/>16</text:p>
          <text:p text:style-name="P51"><text:s text:c="3"/>Supported Data Types<text:tab/>17</text:p>
          <text:p text:style-name="P51"><text:s text:c="3"/>Common Parameters (Type, Required, Default)<text:tab/>18</text:p>
          <text:p text:style-name="P51"><text:s text:c="3"/>Type Dependent Parameters (Type, Required, Default)<text:tab/>18</text:p>
          <text:p text:style-name="P50">5. <text:s/>Arrays<text:tab/>19</text:p>
          <text:p text:style-name="P52"><text:s text:c="2"/>5.1 Read Requests<text:tab/>19</text:p>
          <text:p text:style-name="P51"><text:s text:c="3"/>Supported Data Types<text:tab/>20</text:p>
          <text:p text:style-name="P51"><text:s text:c="3"/>Common Parameters (Type, Required, Default)<text:tab/>22</text:p>
          <text:p text:style-name="P51"><text:s text:c="3"/>Type Dependent Parameters (Type, Required, Default)<text:tab/>23</text:p>
          <text:p text:style-name="P52"><text:s text:c="2"/>5.2 Write Requests<text:tab/>24</text:p>
          <text:p text:style-name="P51"><text:s text:c="3"/>Supported Data Types<text:tab/>25</text:p>
          <text:p text:style-name="P51"><text:s text:c="3"/>Common Parameters (Type, Required, Default)<text:tab/>26</text:p>
          <text:p text:style-name="P51"><text:s text:c="3"/>Type Dependent Parameters (Type, Required, Default)<text:tab/>27</text:p>
          <text:p text:style-name="P50">6. <text:s/>Structures<text:tab/>28</text:p>
          <text:p text:style-name="P52"><text:s text:c="2"/>6.1 Read Request<text:tab/>29</text:p>
          <text:p text:style-name="P51"><text:s text:c="3"/>Parameters (Type, Required, Default)<text:tab/>31</text:p>
          <text:p text:style-name="P52"><text:soft-page-break/><text:s text:c="2"/>6.2 Write Request<text:tab/>32</text:p>
          <text:p text:style-name="P51"><text:s text:c="3"/>Parameters (Type, Required, Default)<text:tab/>33</text:p>
          <text:p text:style-name="P50">7. <text:s/>Arrays Of Structures<text:tab/>34</text:p>
          <text:p text:style-name="P52"><text:s text:c="2"/>7.1 Read Request<text:tab/>34</text:p>
          <text:p text:style-name="P51"><text:s text:c="3"/>Parameters (Type, Required, Default)<text:tab/>35</text:p>
          <text:p text:style-name="P52"><text:s text:c="2"/>7.2 Write Request<text:tab/>36</text:p>
          <text:p text:style-name="P51"><text:s text:c="3"/>Parameters (Type, Required, Default)<text:tab/>37</text:p>
          <text:p text:style-name="P50">8. <text:s/>Type Dependent Parameters<text:tab/>38</text:p>
          <text:p text:style-name="P52"><text:s text:c="2"/>8.1 REAL and LREAL<text:tab/>38</text:p>
          <text:p text:style-name="P52"><text:s text:c="2"/>8.2 STRING<text:tab/>39</text:p>
          <text:p text:style-name="P52"><text:s text:c="2"/>8.3 TIME<text:tab/>41</text:p>
          <text:p text:style-name="P51"><text:s text:c="3"/>Formatting Instructions<text:tab/>44</text:p>
          <text:p text:style-name="P52"><text:s text:c="2"/>8.4 TOD, DT and DATE<text:tab/>45</text:p>
          <text:p text:style-name="P51"><text:s text:c="3"/>Formatting Instructions<text:tab/>47</text:p>
          <text:p text:style-name="P50">9. <text:s/>Debugging<text:tab/>48</text:p>
          <text:p text:style-name="P50">10. <text:s/>Tips &amp; Tricks<text:tab/>49</text:p>
        </text:index-body>
      </text:table-of-content>
      <text:p text:style-name="P1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To reduce overhead and keep the communication efficent, access is only possible to allocated addresses (M/MX,I/IX,Q/QX), there is no access by handles.</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text:tab/>});</text:p><text:p text:style-name="P22"/></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2"/><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 text:c="7"/><text:tab/><text:tab/>amsPort: "802",</text:p><text:p text:style-name="P22"><text:s text:c="8"/><text:tab/><text:tab/>dataAlign4: true,</text:p><text:p text:style-name="P22"><text:tab/><text:tab/>language: en</text:p><text:p text:style-name="P22"><text:s/><text:tab/>});</text:p><text:p text:style-name="P22"/></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5">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5">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5">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5">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5">Set the language for names of days and months. This option is used for the formatted output of date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1"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2">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3">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3">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1"><text:soft-page-break/>The Basics: 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9"><draw:text-box fo:min-height="12.056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INT",</text:p><text:p text:style-name="P22"><text:tab/><text:tab/><text:tab/><text:tab/>jvar: "myVar1",</text:p><text:p text:style-name="P22"><text:s text:c="16"/><text:tab/><text:tab/>},{</text:p><text:p text:style-name="P22"><text:s text:c="20"/><text:tab/><text:tab/><text:tab/>type: "BOOL",</text:p><text:p text:style-name="P22"><text:tab/><text:tab/><text:tab/><text:tab/>jvar: "myVar2"</text:p><text:p text:style-name="P22"><text:s text:c="16"/><text:tab/><text:tab/>},{</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text:p>
      <text:p text:style-name="P17"/>
      <text:p text:style-name="P17"/>
      <text:p text:style-name="P17"/>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2"/><text:p text:style-name="P22"><text:tab/>PLC.readReq({</text:p><text:p text:style-name="P22"><text:s text:c="12"/><text:tab/>addr: "%MB53",</text:p><text:p text:style-name="P22"><text:s text:c="12"/><text:tab/><text:tab/>items: [{</text:p><text:p text:style-name="P22"><text:s text:c="20"/><text:tab/><text:tab/><text:tab/>addr: 53,</text:p><text:p text:style-name="P22"><text:s text:c="20"/><text:tab/><text:tab/><text:tab/>type: "INT",</text:p><text:p text:style-name="P22"><text:tab/><text:tab/><text:tab/><text:tab/>jvar: "myVar1"</text:p><text:p text:style-name="P22"><text:s text:c="16"/><text:tab/><text:tab/>},{</text:p><text:p text:style-name="P22"><text:s text:c="20"/><text:tab/><text:tab/><text:tab/>addr: 59,</text:p><text:p text:style-name="P22"><text:s text:c="20"/><text:tab/><text:tab/><text:tab/>type: "BOOL",</text:p><text:p text:style-name="P22"><text:tab/><text:tab/><text:tab/><text:tab/>jvar: "myVar2"</text:p><text:p text:style-name="P22"><text:s text:c="16"/><text:tab/><text:tab/>},{</text:p><text:p text:style-name="P22"><text:s text:c="20"/><text:tab/><text:tab/><text:tab/>addr: 60,</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As you can see, the boolean variables are set to „%MB“ addresses. You can't access multiple boolean variables with „%MX“ adresses. It's only possible to read one single variable this way. I recommend using the „readBool“ method for this.</text:p>
      <text:p text:style-name="P17"/>
      <text:p text:style-name="P17"/>
      <text:p text:style-name="P17"/>
      <text:p text:style-name="P17"/>
      <text:p text:style-name="P17"/>
      <text:p text:style-name="P17"/>
      <text:h text:style-name="P61"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0">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4">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29">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1" text:outline-level="3"/>
      <text:p text:style-name="P17"/>
      <text:p text:style-name="P17"/>
      <text:p text:style-name="P17"/>
      <text:h text:style-name="P61"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0">The address of the PLC variable to read.</text:p>
          </table:table-cell>
        </table:table-row>
        <table:table-row>
          <table:table-cell table:style-name="Tabelle3.A2" office:value-type="string">
            <text:p text:style-name="Text_20_body"><text:span text:style-name="T8">type </text:span><text:span text:style-name="T12">(string, required, undefined)</text:span></text:p>
            <text:p text:style-name="P29">The type of the PLC variable. Can also contain a formatting part for some types. Look at chapter 7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29"><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2"/><text:p text:style-name="P22"><text:tab/>PLC.writeReq({</text:p><text:p text:style-name="P22"><text:s text:c="12"/><text:tab/>addr: "%MB105",</text:p><text:p text:style-name="P22"><text:s text:c="12"/><text:tab/><text:tab/>items: [{</text:p><text:p text:style-name="P22"><text:s text:c="20"/><text:tab/><text:tab/><text:tab/>type: "REAL",</text:p><text:p text:style-name="P22"><text:tab/><text:tab/><text:tab/><text:tab/>val: 234.12</text:p><text:p text:style-name="P22"><text:s text:c="16"/><text:tab/><text:tab/>},{</text:p><text:p text:style-name="P22"><text:s text:c="20"/><text:tab/><text:tab/><text:tab/>type: "STRING.10",</text:p><text:p text:style-name="P22"><text:tab/><text:tab/><text:tab/><text:tab/>val: "Hello"</text:p><text:p text:style-name="P22"><text:s text:c="16"/><text:tab/><text:tab/>},{</text:p><text:p text:style-name="P22"><text:s text:c="20"/><text:tab/><text:tab/><text:tab/>type: "BOOL",</text:p><text:p text:style-name="P22"><text:tab/><text:tab/><text:tab/><text:tab/>val: myVar3</text:p><text:p text:style-name="P22"><text:s text:c="16"/><text:tab/><text:tab/>},{</text:p><text:p text:style-name="P22"><text:s text:c="20"/><text:tab/><text:tab/><text:tab/>type: "BOOL",</text:p><text:p text:style-name="P22"><text:tab/><text:tab/><text:tab/><text:tab/>val: false</text:p><text:p text:style-name="P22"><text:s text:c="16"/><text:tab/><text:tab/>}]</text:p><text:p text:style-name="P22"><text:tab/><text:tab/>}</text:p><text:p text:style-name="P22"><text:tab/>);</text:p></draw:text-box></draw:frame></text:p>
      <text:p text:style-name="P17">Note that you can't access multiple variables with „%MX“ adresses using this method. It's only possible to write one single variable this way.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P61"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0">The start address of the data to be read.</text:p>
          </table:table-cell>
        </table:table-row>
        <table:table-row>
          <table:table-cell table:style-name="Tabelle4.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4">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
      <text:p text:style-name="P18"/>
      <text:h text:style-name="P61"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29">The type of the PLC variable. Can also contain a formatting part for some types. Look at chapter 7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29"><text:span text:style-name="T12">The value to send to the PLC. </text:span><text:span text:style-name="T3">Can also be specified as a variable (even a local definend one).</text:span></text:p>
          </table:table-cell>
        </table:table-row>
      </table:table>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4.1 Read Requests</text:h>
      <text:p text:style-name="P17">Except for some special formatting options, the API of the requests is the same for all data types.</text:p>
      <text:p text:style-name="Text_20_body">An example of reading a boolean variable:</text:p>
      <text:p text:style-name="Text_20_body"><draw:frame draw:style-name="fr3" draw:name="Rahmen8" text:anchor-type="paragraph" svg:width="16.956cm" draw:z-index="7"><draw:text-box fo:min-height="4.367cm"><text:p text:style-name="P22"/><text:p text:style-name="P22"><text:tab/>PLC.readBool({</text:p><text:p text:style-name="P22"><text:s text:c="4"/><text:tab/><text:tab/>addr: "%MB53",</text:p><text:p text:style-name="P22"><text:tab/><text:tab/>jvar: "myVar"</text:p><text:p text:style-name="P22"><text:s text:c="12"/>});</text:p><text:p text:style-name="P22"/></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2"/><text:p text:style-name="P22"><text:tab/>PLC.readBool({addr: "%MB53", jvar: "myVar"});</text:p><text:p text:style-name="P22"/></draw:text-box></draw:frame><draw:frame draw:style-name="fr3" draw:name="Rahmen9" text:anchor-type="paragraph" svg:width="16.956cm" draw:z-index="5"><draw:text-box fo:min-height="2.224cm"><text:p text:style-name="P22"/><text:p text:style-name="P22"><text:tab/>PLC.writeInt({addr: "%MB106", val: 2635});</text:p><text:p text:style-name="P22"/></draw:text-box></draw:frame></text:p>
      <text:p text:style-name="P17">An example of reading a string defined with 10 characters:</text:p>
      <text:p text:style-name="P17"><draw:frame draw:style-name="fr3" draw:name="Rahmen13" text:anchor-type="paragraph" svg:width="16.956cm" draw:z-index="8"><draw:text-box fo:min-height="4.367cm"><text:p text:style-name="P22"/><text:p text:style-name="P22"><text:tab/>PLC.readString({</text:p><text:p text:style-name="P22"><text:s text:c="4"/><text:tab/><text:tab/>addr: "%MB102",</text:p><text:p text:style-name="P22"><text:tab/><text:tab/>strlen: 10,</text:p><text:p text:style-name="P22"><text:tab/><text:tab/>jvar: "myVar"</text:p><text:p text:style-name="P22"><text:s text:c="12"/>});</text:p><text:p text:style-name="P22"/></draw:text-box></draw:frame></text:p>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2"/><text:p text:style-name="P22"><text:tab/>PLC.readReal({</text:p><text:p text:style-name="P22"><text:s text:c="4"/><text:tab/><text:tab/>addr: "%MB240",</text:p><text:p text:style-name="P22"><text:tab/><text:tab/>dp: 1,</text:p><text:p text:style-name="P22"><text:tab/><text:tab/>jvar: "myVar",</text:p><text:p text:style-name="P22"><text:tab/><text:tab/>ocd: 100,</text:p><text:p text:style-name="P22"><text:tab/><text:tab/>oc: function() {</text:p><text:p text:style-name="P22"><text:tab/><text:tab/><text:tab/>alert("Value: " + myVar);</text:p><text:p text:style-name="P22"><text:tab/><text:tab/>}</text:p><text:p text:style-name="P22"><text:s text:c="12"/>});</text:p><text:p text:style-name="P22"/></draw:text-box></draw:frame></text:p>
      <text:p text:style-name="P17">With the „readBool“- method you can also access bit values with %MX-addresses. </text:p>
      <text:p text:style-name="P17"><draw:frame draw:style-name="fr3" draw:name="Rahmen15" text:anchor-type="paragraph" svg:width="16.956cm" draw:z-index="10"><draw:text-box fo:min-height="4.367cm"><text:p text:style-name="P22"/><text:p text:style-name="P22"><text:tab/>PLC.readBool({</text:p><text:p text:style-name="P22"><text:s text:c="4"/><text:tab/><text:tab/>addr: "%MX13.1",</text:p><text:p text:style-name="P22"><text:tab/><text:tab/>jvar: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PLC Data Type</text:p>
          </table:table-cell>
          <table:table-cell table:style-name="Tabelle18.A1" office:value-type="string">
            <text:p text:style-name="P23">Method</text:p>
          </table:table-cell>
          <table:table-cell table:style-name="Tabelle18.C1" office:value-type="string">
            <text:p text:style-name="P23">Note</text:p>
          </table:table-cell>
        </table:table-row>
        <table:table-row>
          <table:table-cell table:style-name="Tabelle18.A2" office:value-type="string">
            <text:p text:style-name="P24">BOOL</text:p>
          </table:table-cell>
          <table:table-cell table:style-name="Tabelle18.A2" office:value-type="string">
            <text:p text:style-name="P24">readBool</text:p>
          </table:table-cell>
          <table:table-cell table:style-name="Tabelle18.C2" office:value-type="string">
            <text:p text:style-name="P24"/>
          </table:table-cell>
        </table:table-row>
        <table:table-row>
          <table:table-cell table:style-name="Tabelle18.A2" office:value-type="string">
            <text:p text:style-name="P24">BYTE</text:p>
          </table:table-cell>
          <table:table-cell table:style-name="Tabelle18.A2" office:value-type="string">
            <text:p text:style-name="P24">readByte</text:p>
          </table:table-cell>
          <table:table-cell table:style-name="Tabelle18.C2" office:value-type="string">
            <text:p text:style-name="P24">Basically the same as „readUsint“.</text:p>
          </table:table-cell>
        </table:table-row>
        <table:table-row>
          <table:table-cell table:style-name="Tabelle18.A2" office:value-type="string">
            <text:p text:style-name="P24">WORD</text:p>
          </table:table-cell>
          <table:table-cell table:style-name="Tabelle18.A2" office:value-type="string">
            <text:p text:style-name="P24">readWord</text:p>
          </table:table-cell>
          <table:table-cell table:style-name="Tabelle18.C2" office:value-type="string">
            <text:p text:style-name="P24">Basically the same as „readUint“.</text:p>
          </table:table-cell>
        </table:table-row>
        <table:table-row>
          <table:table-cell table:style-name="Tabelle18.A2" office:value-type="string">
            <text:p text:style-name="P24">DWORD</text:p>
          </table:table-cell>
          <table:table-cell table:style-name="Tabelle18.A2" office:value-type="string">
            <text:p text:style-name="P24">readDword</text:p>
          </table:table-cell>
          <table:table-cell table:style-name="Tabelle18.C2" office:value-type="string">
            <text:p text:style-name="P24">Basically the same as „readUdint“.</text:p>
          </table:table-cell>
        </table:table-row>
        <table:table-row>
          <table:table-cell table:style-name="Tabelle18.A2" office:value-type="string">
            <text:p text:style-name="P24">USINT</text:p>
          </table:table-cell>
          <table:table-cell table:style-name="Tabelle18.A2" office:value-type="string">
            <text:p text:style-name="P24">readUsint</text:p>
          </table:table-cell>
          <table:table-cell table:style-name="Tabelle18.C2" office:value-type="string">
            <text:p text:style-name="P24"/>
          </table:table-cell>
        </table:table-row>
        <table:table-row>
          <table:table-cell table:style-name="Tabelle18.A2" office:value-type="string">
            <text:p text:style-name="P24">SINT</text:p>
          </table:table-cell>
          <table:table-cell table:style-name="Tabelle18.A2" office:value-type="string">
            <text:p text:style-name="P24">readSint</text:p>
          </table:table-cell>
          <table:table-cell table:style-name="Tabelle18.C2" office:value-type="string">
            <text:p text:style-name="P24"/>
          </table:table-cell>
        </table:table-row>
        <table:table-row>
          <table:table-cell table:style-name="Tabelle18.A2" office:value-type="string">
            <text:p text:style-name="P24">UINT</text:p>
          </table:table-cell>
          <table:table-cell table:style-name="Tabelle18.A2" office:value-type="string">
            <text:p text:style-name="P24">readU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1Dp</text:p>
          </table:table-cell>
          <table:table-cell table:style-name="Tabelle18.C2" office:value-type="string">
            <text:p text:style-name="P24">An INT converted to a variable with 1 decimal place,</text:p>
            <text:p text:style-name="P24">i.e. 637 in the PLC is 63.7 in the JavaScript variable.</text:p>
          </table:table-cell>
        </table:table-row>
        <table:table-row>
          <table:table-cell table:style-name="Tabelle18.A2" office:value-type="string">
            <text:p text:style-name="P24">UDINT</text:p>
          </table:table-cell>
          <table:table-cell table:style-name="Tabelle18.A2" office:value-type="string">
            <text:p text:style-name="P24">readUdint</text:p>
          </table:table-cell>
          <table:table-cell table:style-name="Tabelle18.C2" office:value-type="string">
            <text:p text:style-name="P24"/>
          </table:table-cell>
        </table:table-row>
        <table:table-row>
          <table:table-cell table:style-name="Tabelle18.A2" office:value-type="string">
            <text:p text:style-name="P24">DINT</text:p>
          </table:table-cell>
          <table:table-cell table:style-name="Tabelle18.A2" office:value-type="string">
            <text:p text:style-name="P24">readDint</text:p>
          </table:table-cell>
          <table:table-cell table:style-name="Tabelle18.C2" office:value-type="string">
            <text:p text:style-name="P24"/>
          </table:table-cell>
        </table:table-row>
        <table:table-row>
          <table:table-cell table:style-name="Tabelle18.A2" office:value-type="string">
            <text:p text:style-name="P24">TIME</text:p>
          </table:table-cell>
          <table:table-cell table:style-name="Tabelle18.A2" office:value-type="string">
            <text:p text:style-name="P24">readTime</text:p>
          </table:table-cell>
          <table:table-cell table:style-name="Tabelle18.C2" office:value-type="string">
            <text:p text:style-name="P24">With the „format“-parameter set the time value is converted to a formatted string, otherwise the output is a string with a value in milliseconds.</text:p>
          </table:table-cell>
        </table:table-row>
        <table:table-row>
          <table:table-cell table:style-name="Tabelle18.A2" office:value-type="string">
            <text:p text:style-name="P24">TOD</text:p>
          </table:table-cell>
          <table:table-cell table:style-name="Tabelle18.A2" office:value-type="string">
            <text:p text:style-name="P24">readTod</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T</text:p>
          </table:table-cell>
          <table:table-cell table:style-name="Tabelle18.A2" office:value-type="string">
            <text:p text:style-name="P24">readDt</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ATE</text:p>
          </table:table-cell>
          <table:table-cell table:style-name="Tabelle18.A2" office:value-type="string">
            <text:p text:style-name="P24">readDate</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REAL</text:p>
          </table:table-cell>
          <table:table-cell table:style-name="Tabelle18.A2" office:value-type="string">
            <text:p text:style-name="P24">readReal</text:p>
          </table:table-cell>
          <table:table-cell table:style-name="Tabelle18.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8.A2" office:value-type="string">
            <text:p text:style-name="P24">LREAL</text:p>
          </table:table-cell>
          <table:table-cell table:style-name="Tabelle18.A2" office:value-type="string">
            <text:p text:style-name="P24">readLreal</text:p>
          </table:table-cell>
          <table:table-cell table:style-name="Tabelle18.C2" office:value-type="string">
            <text:p text:style-name="P24">Has a special formatting parameter „dp“ to set the number of the decimal places. </text:p>
          </table:table-cell>
        </table:table-row>
        <table:table-row>
          <table:table-cell table:style-name="Tabelle18.A2" office:value-type="string">
            <text:p text:style-name="P24">STRING</text:p>
          </table:table-cell>
          <table:table-cell table:style-name="Tabelle18.A2" office:value-type="string">
            <text:p text:style-name="P24">readString</text:p>
          </table:table-cell>
          <table:table-cell table:style-name="Tabelle18.C2" office:value-type="string">
            <text:p text:style-name="P24">Has a special parameter „strlen“ to set the length of the string.</text:p>
          </table:table-cell>
        </table:table-row>
      </table:table>
      <text:p text:style-name="Standard"/>
      <text:h text:style-name="P61"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Text_20_body"><text:span text:style-name="T2">addr </text:span><text:span text:style-name="T3">(string, required, undefined)</text:span></text:p>
            <text:p text:style-name="P37">The address of the variable to be read.</text:p>
          </table:table-cell>
        </table:table-row>
        <table:table-row>
          <table:table-cell table:style-name="Tabelle6.A2" office:value-type="string">
            <text:p text:style-name="Text_20_body"><text:span text:style-name="T8">debug</text:span><text:span text:style-name="T12"> (boolean, optional, false)</text:span></text:p>
            <text:p text:style-name="P36">If this option is set to true, the request descriptor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36"><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39">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6.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Standard"/>
      <text:p text:style-name="Standard"/>
      <text:p text:style-name="Standard"/>
      <text:h text:style-name="P61" text:outline-level="3"><text:soft-page-break/>Type Dependent Parameters<text:span text:style-name="T8">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37">For data types REAL and LREAL: The number of decimal places. For issues with converting REAL variables see chapter 8.1.</text:p>
          </table:table-cell>
        </table:table-row>
        <table:table-row>
          <table:table-cell table:style-name="Tabelle9.A2" office:value-type="string">
            <text:p text:style-name="Text_20_body"><text:span text:style-name="T8">format</text:span><text:span text:style-name="T3"> (string, optional, undefined)</text:span></text:p>
            <text:p text:style-name="P36">For data types TIME, TOD, DT, DATE: A string containing information for the formatted output of date and/or time. If used, the output ist a string instead of a date object. See chapters 8.3 and 8.4 for this.</text:p>
          </table:table-cell>
        </table:table-row>
        <table:table-row>
          <table:table-cell table:style-name="Tabelle9.A2" office:value-type="string">
            <text:p text:style-name="Text_20_body"><text:span text:style-name="T8">strlen</text:span><text:span text:style-name="T3"> (number, required if string length &lt;&gt; default, 80)</text:span></text:p>
            <text:p text:style-name="P39">For data type STRING: The defined lenght of the string in the PLC.</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4.2 Write Requests</text:h>
      <text:p text:style-name="P17">Except for the length parameter of strings, the API of the requests is the same for all data types. <text:span text:style-name="T9">An example of writing an integer:</text:span></text:p>
      <text:p text:style-name="P18"><draw:frame draw:style-name="fr3" draw:name="Rahmen10" text:anchor-type="paragraph" svg:width="16.956cm" draw:z-index="11"><draw:text-box fo:min-height="4.117cm"><text:p text:style-name="P22"/><text:p text:style-name="P22"><text:tab/>PLC.writeInt({</text:p><text:p text:style-name="P22"><text:tab/><text:tab/>addr: "%MB106",</text:p><text:p text:style-name="P22"><text:tab/><text:tab/> val: 2635</text:p><text:p text:style-name="P22"><text:tab/>});</text:p><text:p text:style-name="P22"/></draw:text-box></draw:frame></text:p>
      <text:p text:style-name="P18">Set a %MX-addressed PLC variable to „true“ and 1 second later to „false“:</text:p>
      <text:p text:style-name="P18"><draw:frame draw:style-name="fr3" draw:name="Rahmen16" text:anchor-type="paragraph" svg:width="16.956cm" draw:z-index="12"><draw:text-box fo:min-height="2.224cm"><text:p text:style-name="P22"/><text:p text:style-name="P22"><text:tab/>PLC.writeBool({</text:p><text:p text:style-name="P22"><text:tab/><text:tab/>addr: "%MX110.4",</text:p><text:p text:style-name="P22"><text:tab/><text:tab/>val: true,</text:p><text:p text:style-name="P22"><text:tab/><text:tab/>ocd: 1000,</text:p><text:p text:style-name="P22"><text:tab/><text:tab/>oc: function() {</text:p><text:p text:style-name="P22"><text:tab/><text:tab/><text:tab/>PLC.writeBool({addr: "%MX110.4", val: false});</text:p><text:p text:style-name="P22"><text:tab/><text:tab/>}</text:p><text:p text:style-name="P22"><text:tab/>});</text:p><text:p text:style-name="P22"/></draw:text-box></draw:frame></text:p>
      <text:p text:style-name="P18">Writing a string defined with 20 characters:</text:p>
      <text:p text:style-name="P18"><draw:frame draw:style-name="fr3" draw:name="Rahmen17" text:anchor-type="paragraph" svg:width="16.956cm" draw:z-index="13"><draw:text-box fo:min-height="2.224cm"><text:p text:style-name="P22"/><text:p text:style-name="P22"><text:tab/>PLC.writeString({</text:p><text:p text:style-name="P22"><text:tab/><text:tab/>addr: "%MB260",</text:p><text:p text:style-name="P22"><text:tab/><text:tab/>strlen: 20,</text:p><text:p text:style-name="P22"><text:tab/><text:tab/>val: "Hello!"</text:p><text:p text:style-name="P22"><text:tab/>});</text:p><text:p text:style-name="P22"/></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PLC Data Type</text:p>
          </table:table-cell>
          <table:table-cell table:style-name="Tabelle10.A1" office:value-type="string">
            <text:p text:style-name="P23">Method</text:p>
          </table:table-cell>
          <table:table-cell table:style-name="Tabelle10.C1" office:value-type="string">
            <text:p text:style-name="P23">Note</text:p>
          </table:table-cell>
        </table:table-row>
        <table:table-row>
          <table:table-cell table:style-name="Tabelle10.A2" office:value-type="string">
            <text:p text:style-name="P24">BOOL</text:p>
          </table:table-cell>
          <table:table-cell table:style-name="Tabelle10.A2" office:value-type="string">
            <text:p text:style-name="P24">writeBool</text:p>
          </table:table-cell>
          <table:table-cell table:style-name="Tabelle10.C2" office:value-type="string">
            <text:p text:style-name="P24"/>
          </table:table-cell>
        </table:table-row>
        <table:table-row>
          <table:table-cell table:style-name="Tabelle10.A2" office:value-type="string">
            <text:p text:style-name="P24">BYTE</text:p>
          </table:table-cell>
          <table:table-cell table:style-name="Tabelle10.A2" office:value-type="string">
            <text:p text:style-name="P24">writeByte</text:p>
          </table:table-cell>
          <table:table-cell table:style-name="Tabelle10.C2" office:value-type="string">
            <text:p text:style-name="P24">Basically the same as „writeUsint“.</text:p>
          </table:table-cell>
        </table:table-row>
        <table:table-row>
          <table:table-cell table:style-name="Tabelle10.A2" office:value-type="string">
            <text:p text:style-name="P24">WORD</text:p>
          </table:table-cell>
          <table:table-cell table:style-name="Tabelle10.A2" office:value-type="string">
            <text:p text:style-name="P24">writeWord</text:p>
          </table:table-cell>
          <table:table-cell table:style-name="Tabelle10.C2" office:value-type="string">
            <text:p text:style-name="P24">Basically the same as „writeUint“.</text:p>
          </table:table-cell>
        </table:table-row>
        <table:table-row>
          <table:table-cell table:style-name="Tabelle10.A2" office:value-type="string">
            <text:p text:style-name="P24">DWORD</text:p>
          </table:table-cell>
          <table:table-cell table:style-name="Tabelle10.A2" office:value-type="string">
            <text:p text:style-name="P24">writeDword</text:p>
          </table:table-cell>
          <table:table-cell table:style-name="Tabelle10.C2" office:value-type="string">
            <text:p text:style-name="P24">Basically the same as „writeUdint“.</text:p>
          </table:table-cell>
        </table:table-row>
        <table:table-row>
          <table:table-cell table:style-name="Tabelle10.A2" office:value-type="string">
            <text:p text:style-name="P24">USINT</text:p>
          </table:table-cell>
          <table:table-cell table:style-name="Tabelle10.A2" office:value-type="string">
            <text:p text:style-name="P24">writeUsint</text:p>
          </table:table-cell>
          <table:table-cell table:style-name="Tabelle10.C2" office:value-type="string">
            <text:p text:style-name="P24"/>
          </table:table-cell>
        </table:table-row>
        <table:table-row>
          <table:table-cell table:style-name="Tabelle10.A2" office:value-type="string">
            <text:p text:style-name="P24">SINT</text:p>
          </table:table-cell>
          <table:table-cell table:style-name="Tabelle10.A2" office:value-type="string">
            <text:p text:style-name="P24">writeSint</text:p>
          </table:table-cell>
          <table:table-cell table:style-name="Tabelle10.C2" office:value-type="string">
            <text:p text:style-name="P24"/>
          </table:table-cell>
        </table:table-row>
        <table:table-row>
          <table:table-cell table:style-name="Tabelle10.A2" office:value-type="string">
            <text:p text:style-name="P24">UINT</text:p>
          </table:table-cell>
          <table:table-cell table:style-name="Tabelle10.A2" office:value-type="string">
            <text:p text:style-name="P24">writeU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1Dp</text:p>
          </table:table-cell>
          <table:table-cell table:style-name="Tabelle10.C2" office:value-type="string">
            <text:p text:style-name="P24">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4">UDINT</text:p>
          </table:table-cell>
          <table:table-cell table:style-name="Tabelle10.A2" office:value-type="string">
            <text:p text:style-name="P24">writeUdint</text:p>
          </table:table-cell>
          <table:table-cell table:style-name="Tabelle10.C2" office:value-type="string">
            <text:p text:style-name="P24"/>
          </table:table-cell>
        </table:table-row>
        <table:table-row>
          <table:table-cell table:style-name="Tabelle10.A2" office:value-type="string">
            <text:p text:style-name="P24">DINT</text:p>
          </table:table-cell>
          <table:table-cell table:style-name="Tabelle10.A2" office:value-type="string">
            <text:p text:style-name="P24">writeDint</text:p>
          </table:table-cell>
          <table:table-cell table:style-name="Tabelle10.C2" office:value-type="string">
            <text:p text:style-name="P24"/>
          </table:table-cell>
        </table:table-row>
        <table:table-row>
          <table:table-cell table:style-name="Tabelle10.A2" office:value-type="string">
            <text:p text:style-name="P24">TIME</text:p>
          </table:table-cell>
          <table:table-cell table:style-name="Tabelle10.A2" office:value-type="string">
            <text:p text:style-name="P24">writeTime</text:p>
          </table:table-cell>
          <table:table-cell table:style-name="Tabelle10.C2" office:value-type="string">
            <text:p text:style-name="P24">Has a special parameter „format“. See chapter 8.3 for this.</text:p>
          </table:table-cell>
        </table:table-row>
        <table:table-row>
          <table:table-cell table:style-name="Tabelle10.A2" office:value-type="string">
            <text:p text:style-name="P24">TOD</text:p>
          </table:table-cell>
          <table:table-cell table:style-name="Tabelle10.A2" office:value-type="string">
            <text:p text:style-name="P24">writeTod</text:p>
          </table:table-cell>
          <table:table-cell table:style-name="Tabelle10.C2" office:value-type="string">
            <text:p text:style-name="P24">The value has to be a JS date object.</text:p>
          </table:table-cell>
        </table:table-row>
        <table:table-row>
          <table:table-cell table:style-name="Tabelle10.A2" office:value-type="string">
            <text:p text:style-name="P24">DT</text:p>
          </table:table-cell>
          <table:table-cell table:style-name="Tabelle10.A2" office:value-type="string">
            <text:p text:style-name="P24">writeDt</text:p>
          </table:table-cell>
          <table:table-cell table:style-name="Tabelle10.C2" office:value-type="string">
            <text:p text:style-name="P24">The value has to be a JS date object.</text:p>
          </table:table-cell>
        </table:table-row>
        <table:table-row>
          <table:table-cell table:style-name="Tabelle10.A2" office:value-type="string">
            <text:p text:style-name="P24">DATE</text:p>
          </table:table-cell>
          <table:table-cell table:style-name="Tabelle10.A2" office:value-type="string">
            <text:p text:style-name="P24">writeDate</text:p>
          </table:table-cell>
          <table:table-cell table:style-name="Tabelle10.C2" office:value-type="string">
            <text:p text:style-name="P24">The value has to be a JS date object.</text:p>
          </table:table-cell>
        </table:table-row>
        <table:table-row>
          <table:table-cell table:style-name="Tabelle10.A2" office:value-type="string">
            <text:p text:style-name="P24">REAL</text:p>
          </table:table-cell>
          <table:table-cell table:style-name="Tabelle10.A2" office:value-type="string">
            <text:p text:style-name="P24">writeReal</text:p>
          </table:table-cell>
          <table:table-cell table:style-name="Tabelle10.C2" office:value-type="string">
            <text:p text:style-name="P26">For issues with converting REAL variables see chapter 8.1.</text:p>
          </table:table-cell>
        </table:table-row>
        <table:table-row>
          <table:table-cell table:style-name="Tabelle10.A2" office:value-type="string">
            <text:p text:style-name="P24">LREAL</text:p>
          </table:table-cell>
          <table:table-cell table:style-name="Tabelle10.A2" office:value-type="string">
            <text:p text:style-name="P24">writeLreal</text:p>
          </table:table-cell>
          <table:table-cell table:style-name="Tabelle10.C2" office:value-type="string">
            <text:p text:style-name="P26"/>
          </table:table-cell>
        </table:table-row>
        <table:table-row>
          <table:table-cell table:style-name="Tabelle10.A2" office:value-type="string">
            <text:p text:style-name="P24">STRING</text:p>
          </table:table-cell>
          <table:table-cell table:style-name="Tabelle10.A2" office:value-type="string">
            <text:p text:style-name="P24">writeString</text:p>
          </table:table-cell>
          <table:table-cell table:style-name="Tabelle10.C2" office:value-type="string">
            <text:p text:style-name="P24">Has a special parameter „strlen“ to set the length of the string.</text:p>
          </table:table-cell>
        </table:table-row>
      </table:table>
      <text:p text:style-name="P18"/>
      <text:p text:style-name="P18"/>
      <text:p text:style-name="P18"/>
      <text:p text:style-name="P18"/>
      <text:p text:style-name="P18"/>
      <text:p text:style-name="P18"/>
      <text:p text:style-name="P18"/>
      <text:h text:style-name="P61"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8.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3">The value to send to the PLC. Can also be specified as a variable (even a local definend one). </text:p>
          </table:table-cell>
        </table:table-row>
      </table:table>
      <text:p text:style-name="P18"/>
      <text:h text:style-name="P61"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5.1 Read Requests</text:h>
      <text:p text:style-name="Standard">An example of reading an array of <text:s/>5 strings, each defined for 10 characters length:</text:p>
      <text:p text:style-name="Standard"><draw:frame draw:style-name="fr2" draw:name="Rahmen12" text:anchor-type="paragraph" svg:x="0.023cm" svg:y="0.381cm" svg:width="16.956cm" draw:z-index="14"><draw:text-box fo:min-height="6.038cm"><text:p text:style-name="P22"/><text:p text:style-name="P22"><text:tab/>PLC.readArrayOfString({</text:p><text:p text:style-name="P22"><text:tab/><text:tab/>addr: "%MB110",</text:p><text:p text:style-name="P22"><text:tab/><text:tab/>arrlen: 5,</text:p><text:p text:style-name="P22"><text:tab/><text:tab/>strlen: 10,</text:p><text:p text:style-name="P22"><text:tab/><text:tab/>jvar: "myArray"</text:p><text:p text:style-name="P22"><text:tab/>});</text:p><text:p text:style-name="P22"/></draw:text-box></draw:frame></text:p>
      <text:p text:style-name="Standard"/>
      <text:p text:style-name="Standard">An example of reading an array of <text:s/>10 DATE values, each defined for 10 characters length. After executing, the JavaScript array will contain formatted strings. </text:p>
      <text:p text:style-name="Text_20_body"><draw:frame draw:style-name="fr2" draw:name="Rahmen18" text:anchor-type="paragraph" svg:x="0.023cm" svg:y="0.381cm" svg:width="16.956cm" draw:z-index="15"><draw:text-box fo:min-height="6.038cm"><text:p text:style-name="P22"/><text:p text:style-name="P22"><text:tab/>PLC.readArrayOfDate({</text:p><text:p text:style-name="P22"><text:tab/><text:tab/>addr: "%MB10",</text:p><text:p text:style-name="P22"><text:tab/><text:tab/>arrlen: 10,</text:p><text:p text:style-name="P22"><text:tab/><text:tab/>format: "#WEEKDAY#, #DD#.#MM#.#YYYY",</text:p><text:p text:style-name="P22"><text:tab/><text:tab/>jvar: "myArray"</text:p><text:p text:style-name="P22"><text:tab/>});</text:p><text:p text:style-name="P22"/></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PLC Data Type</text:p>
          </table:table-cell>
          <table:table-cell table:style-name="Tabelle12.A1" office:value-type="string">
            <text:p text:style-name="P23">Method</text:p>
          </table:table-cell>
          <table:table-cell table:style-name="Tabelle12.C1" office:value-type="string">
            <text:p text:style-name="P23">Note</text:p>
          </table:table-cell>
        </table:table-row>
        <table:table-row>
          <table:table-cell table:style-name="Tabelle12.A2" office:value-type="string">
            <text:p text:style-name="P24">BOOL</text:p>
          </table:table-cell>
          <table:table-cell table:style-name="Tabelle12.A2" office:value-type="string">
            <text:p text:style-name="P24">readArrayOfBool</text:p>
          </table:table-cell>
          <table:table-cell table:style-name="Tabelle12.C2" office:value-type="string">
            <text:p text:style-name="P24"/>
          </table:table-cell>
        </table:table-row>
        <table:table-row>
          <table:table-cell table:style-name="Tabelle12.A2" office:value-type="string">
            <text:p text:style-name="P24">BYTE</text:p>
          </table:table-cell>
          <table:table-cell table:style-name="Tabelle12.A2" office:value-type="string">
            <text:p text:style-name="P24">readArrayOfByte</text:p>
          </table:table-cell>
          <table:table-cell table:style-name="Tabelle12.C2" office:value-type="string">
            <text:p text:style-name="P24">Basically the same as „readArrayOfUsint“.</text:p>
          </table:table-cell>
        </table:table-row>
        <table:table-row>
          <table:table-cell table:style-name="Tabelle12.A2" office:value-type="string">
            <text:p text:style-name="P24">WORD</text:p>
          </table:table-cell>
          <table:table-cell table:style-name="Tabelle12.A2" office:value-type="string">
            <text:p text:style-name="P24">readArrayOfWord</text:p>
          </table:table-cell>
          <table:table-cell table:style-name="Tabelle12.C2" office:value-type="string">
            <text:p text:style-name="P24">Basically the same as „readArrayOfUint“.</text:p>
          </table:table-cell>
        </table:table-row>
        <table:table-row>
          <table:table-cell table:style-name="Tabelle12.A2" office:value-type="string">
            <text:p text:style-name="P24">DWORD</text:p>
          </table:table-cell>
          <table:table-cell table:style-name="Tabelle12.A2" office:value-type="string">
            <text:p text:style-name="P24">readArrayOfDword</text:p>
          </table:table-cell>
          <table:table-cell table:style-name="Tabelle12.C2" office:value-type="string">
            <text:p text:style-name="P24">Basically the same as „readArrayOfUdint“.</text:p>
          </table:table-cell>
        </table:table-row>
        <table:table-row>
          <table:table-cell table:style-name="Tabelle12.A2" office:value-type="string">
            <text:p text:style-name="P24">USINT</text:p>
          </table:table-cell>
          <table:table-cell table:style-name="Tabelle12.A2" office:value-type="string">
            <text:p text:style-name="P24">readArrayOfUsint</text:p>
          </table:table-cell>
          <table:table-cell table:style-name="Tabelle12.C2" office:value-type="string">
            <text:p text:style-name="P24"/>
          </table:table-cell>
        </table:table-row>
        <table:table-row>
          <table:table-cell table:style-name="Tabelle12.A2" office:value-type="string">
            <text:p text:style-name="P24">SINT</text:p>
          </table:table-cell>
          <table:table-cell table:style-name="Tabelle12.A2" office:value-type="string">
            <text:p text:style-name="P24">readArrayOfSint</text:p>
          </table:table-cell>
          <table:table-cell table:style-name="Tabelle12.C2" office:value-type="string">
            <text:p text:style-name="P24"/>
          </table:table-cell>
        </table:table-row>
        <table:table-row>
          <table:table-cell table:style-name="Tabelle12.A2" office:value-type="string">
            <text:p text:style-name="P24">UINT</text:p>
          </table:table-cell>
          <table:table-cell table:style-name="Tabelle12.A2" office:value-type="string">
            <text:p text:style-name="P24">readArrayOfU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1Dp</text:p>
          </table:table-cell>
          <table:table-cell table:style-name="Tabelle12.C2" office:value-type="string">
            <text:p text:style-name="P24">An INT converted to a variable with 1 decimal place,</text:p>
            <text:p text:style-name="P24">i.e. 637 in the PLC is 63.7 in the JavaScript variable.</text:p>
          </table:table-cell>
        </table:table-row>
        <table:table-row>
          <table:table-cell table:style-name="Tabelle12.A2" office:value-type="string">
            <text:p text:style-name="P24">UDINT</text:p>
          </table:table-cell>
          <table:table-cell table:style-name="Tabelle12.A2" office:value-type="string">
            <text:p text:style-name="P24">readArrayOfUdint</text:p>
          </table:table-cell>
          <table:table-cell table:style-name="Tabelle12.C2" office:value-type="string">
            <text:p text:style-name="P24"/>
          </table:table-cell>
        </table:table-row>
        <table:table-row>
          <table:table-cell table:style-name="Tabelle12.A2" office:value-type="string">
            <text:p text:style-name="P24">DINT</text:p>
          </table:table-cell>
          <table:table-cell table:style-name="Tabelle12.A2" office:value-type="string">
            <text:p text:style-name="P24">readArrayOfDint</text:p>
          </table:table-cell>
          <table:table-cell table:style-name="Tabelle12.C2" office:value-type="string">
            <text:p text:style-name="P24"/>
          </table:table-cell>
        </table:table-row>
        <table:table-row>
          <table:table-cell table:style-name="Tabelle12.A2" office:value-type="string">
            <text:p text:style-name="P24">TIME</text:p>
          </table:table-cell>
          <table:table-cell table:style-name="Tabelle12.A2" office:value-type="string">
            <text:p text:style-name="P24">readArrayOfTime</text:p>
          </table:table-cell>
          <table:table-cell table:style-name="Tabelle12.C2" office:value-type="string">
            <text:p text:style-name="P24">With the „format“-parameter set the time value is converted to a formatted string, otherwise the output is a string with a value in milliseconds.</text:p>
          </table:table-cell>
        </table:table-row>
        <table:table-row>
          <table:table-cell table:style-name="Tabelle12.A2" office:value-type="string">
            <text:p text:style-name="P24">TOD</text:p>
          </table:table-cell>
          <table:table-cell table:style-name="Tabelle12.A2" office:value-type="string">
            <text:p text:style-name="P24">readArrayOfTod</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T</text:p>
          </table:table-cell>
          <table:table-cell table:style-name="Tabelle12.A2" office:value-type="string">
            <text:p text:style-name="P24">readArrayOfDt</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ATE</text:p>
          </table:table-cell>
          <table:table-cell table:style-name="Tabelle12.A2" office:value-type="string">
            <text:p text:style-name="P24">readArrayOfDate</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REAL</text:p>
          </table:table-cell>
          <table:table-cell table:style-name="Tabelle12.A2" office:value-type="string">
            <text:p text:style-name="P24">readArrayOfReal</text:p>
          </table:table-cell>
          <table:table-cell table:style-name="Tabelle12.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2.A2" office:value-type="string">
            <text:p text:style-name="P24">LREAL</text:p>
          </table:table-cell>
          <table:table-cell table:style-name="Tabelle12.A2" office:value-type="string">
            <text:p text:style-name="P24">readArrayOfLreal</text:p>
          </table:table-cell>
          <table:table-cell table:style-name="Tabelle12.C2" office:value-type="string">
            <text:p text:style-name="P24">Has a special formatting parameter „dp“ to set the number of the decimal places.</text:p>
          </table:table-cell>
        </table:table-row>
        <text:soft-page-break/>
        <table:table-row>
          <table:table-cell table:style-name="Tabelle12.A2" office:value-type="string">
            <text:p text:style-name="P24">STRING</text:p>
          </table:table-cell>
          <table:table-cell table:style-name="Tabelle12.A2" office:value-type="string">
            <text:p text:style-name="P24">readArrayOfString</text:p>
          </table:table-cell>
          <table:table-cell table:style-name="Tabelle12.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Text_20_body"><text:span text:style-name="T2">addr</text:span><text:span text:style-name="T3"> (string, required, undefined)</text:span></text:p>
            <text:p text:style-name="P42">The address of the variable to be read.</text:p>
          </table:table-cell>
        </table:table-row>
        <table:table-row>
          <table:table-cell table:style-name="Tabelle13.A2" office:value-type="string">
            <text:p text:style-name="Text_20_body"><text:span text:style-name="T8">arrlen</text:span><text:span text:style-name="T3"> (number, required, undefined)</text:span></text:p>
            <text:p text:style-name="P44">The length of the array (the number of the items).</text:p>
          </table:table-cell>
        </table:table-row>
        <table:table-row>
          <table:table-cell table:style-name="Tabelle13.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1"><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
      <text:p text:style-name="P18"/>
      <text:p text:style-name="P18"/>
      <text:p text:style-name="P18"/>
      <text:p text:style-name="P18"/>
      <text:p text:style-name="P18"/>
      <text:h text:style-name="P62"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 </text:span><text:span text:style-name="T3">(number, optional, undefined)</text:span></text:p>
            <text:p text:style-name="P42">For data type REAL: The number of decimal places. For issues with converting REAL variables see chapter 8.1.</text:p>
          </table:table-cell>
        </table:table-row>
        <table:table-row>
          <table:table-cell table:style-name="Tabelle14.A2" office:value-type="string">
            <text:p text:style-name="Text_20_body"><text:span text:style-name="T8">format</text:span><text:span text:style-name="T2"> </text:span><text:span text:style-name="T3">(string, optional, undefined)</text:span></text:p>
            <text:p text:style-name="P41">For data types TIME, TOD, DT, DATE: A string containing information for the formatted output of date and/or time. If used, the output ist a string instead of a date object.</text:p>
          </table:table-cell>
        </table:table-row>
        <table:table-row>
          <table:table-cell table:style-name="Tabelle14.A2" office:value-type="string">
            <text:p text:style-name="Text_20_body"><text:span text:style-name="T8">strlen</text:span><text:span text:style-name="T3"> (number, required if string length &lt;&gt; default, 80)</text:span></text:p>
            <text:p text:style-name="P38">For data type STRING: The defined lenght of the string in the PLC.</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5.2 Write Requests</text:h>
      <text:p text:style-name="Standard">An example of writing an array of 5 boolean variables: </text:p>
      <text:p text:style-name="Standard"><draw:frame draw:style-name="fr2" draw:name="Rahmen11" text:anchor-type="paragraph" svg:x="0.023cm" svg:y="0.443cm" svg:width="16.956cm" draw:z-index="16"><draw:text-box fo:min-height="5.048cm"><text:p text:style-name="P22"/><text:p text:style-name="P22"><text:tab/>PLC.writeArrayOfBool({</text:p><text:p text:style-name="P22"><text:tab/><text:tab/>addr: "%MB110",</text:p><text:p text:style-name="P22"><text:tab/><text:tab/>arrlen: 5,</text:p><text:p text:style-name="P22"><text:tab/><text:tab/>val: myArray</text:p><text:p text:style-name="P22"><text:tab/>});</text:p><text:p text:style-name="P22"/></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7"><draw:text-box fo:min-height="5.048cm"><text:p text:style-name="P22"/><text:p text:style-name="P22"><text:tab/>PLC.writeArrayOfInt({</text:p><text:p text:style-name="P22"><text:tab/><text:tab/>addr: "%MB230",</text:p><text:p text:style-name="P22"><text:tab/><text:tab/>arrlen: 10,</text:p><text:p text:style-name="P22"><text:tab/><text:tab/>item: 9,</text:p><text:p text:style-name="P22"><text:tab/><text:tab/>val: myArray</text:p><text:p text:style-name="P22"><text:tab/>});</text:p><text:p text:style-name="P2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3">PLC Data Type</text:p>
          </table:table-cell>
          <table:table-cell table:style-name="Tabelle15.A1" office:value-type="string">
            <text:p text:style-name="P23">Method</text:p>
          </table:table-cell>
          <table:table-cell table:style-name="Tabelle15.C1" office:value-type="string">
            <text:p text:style-name="P23">Note</text:p>
          </table:table-cell>
        </table:table-row>
        <table:table-row>
          <table:table-cell table:style-name="Tabelle15.A2" office:value-type="string">
            <text:p text:style-name="P24">BOOL</text:p>
          </table:table-cell>
          <table:table-cell table:style-name="Tabelle15.A2" office:value-type="string">
            <text:p text:style-name="P24">writeArrayOfBool</text:p>
          </table:table-cell>
          <table:table-cell table:style-name="Tabelle15.C2" office:value-type="string">
            <text:p text:style-name="P24"/>
          </table:table-cell>
        </table:table-row>
        <table:table-row>
          <table:table-cell table:style-name="Tabelle15.A2" office:value-type="string">
            <text:p text:style-name="P24">BYTE</text:p>
          </table:table-cell>
          <table:table-cell table:style-name="Tabelle15.A2" office:value-type="string">
            <text:p text:style-name="P24">writeArrayOfByte</text:p>
          </table:table-cell>
          <table:table-cell table:style-name="Tabelle15.C2" office:value-type="string">
            <text:p text:style-name="P24">Basically the same as „writeArrayOfUsint“.</text:p>
          </table:table-cell>
        </table:table-row>
        <table:table-row>
          <table:table-cell table:style-name="Tabelle15.A2" office:value-type="string">
            <text:p text:style-name="P24">WORD</text:p>
          </table:table-cell>
          <table:table-cell table:style-name="Tabelle15.A2" office:value-type="string">
            <text:p text:style-name="P24">writeArrayOfWord</text:p>
          </table:table-cell>
          <table:table-cell table:style-name="Tabelle15.C2" office:value-type="string">
            <text:p text:style-name="P24">Basically the same as „writeArrayOfUint“.</text:p>
          </table:table-cell>
        </table:table-row>
        <table:table-row>
          <table:table-cell table:style-name="Tabelle15.A2" office:value-type="string">
            <text:p text:style-name="P24">DWORD</text:p>
          </table:table-cell>
          <table:table-cell table:style-name="Tabelle15.A2" office:value-type="string">
            <text:p text:style-name="P24">writeArrayOfDword</text:p>
          </table:table-cell>
          <table:table-cell table:style-name="Tabelle15.C2" office:value-type="string">
            <text:p text:style-name="P24">Basically the same as „writeArrayOfUdint“.</text:p>
          </table:table-cell>
        </table:table-row>
        <table:table-row>
          <table:table-cell table:style-name="Tabelle15.A2" office:value-type="string">
            <text:p text:style-name="P24">USINT</text:p>
          </table:table-cell>
          <table:table-cell table:style-name="Tabelle15.A2" office:value-type="string">
            <text:p text:style-name="P24">writeArrayOfUsint</text:p>
          </table:table-cell>
          <table:table-cell table:style-name="Tabelle15.C2" office:value-type="string">
            <text:p text:style-name="P24"/>
          </table:table-cell>
        </table:table-row>
        <table:table-row>
          <table:table-cell table:style-name="Tabelle15.A2" office:value-type="string">
            <text:p text:style-name="P24">SINT</text:p>
          </table:table-cell>
          <table:table-cell table:style-name="Tabelle15.A2" office:value-type="string">
            <text:p text:style-name="P24">writeArrayOfSint</text:p>
          </table:table-cell>
          <table:table-cell table:style-name="Tabelle15.C2" office:value-type="string">
            <text:p text:style-name="P24"/>
          </table:table-cell>
        </table:table-row>
        <table:table-row>
          <table:table-cell table:style-name="Tabelle15.A2" office:value-type="string">
            <text:p text:style-name="P24">UINT</text:p>
          </table:table-cell>
          <table:table-cell table:style-name="Tabelle15.A2" office:value-type="string">
            <text:p text:style-name="P24">writeArrayOfU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1Dp</text:p>
          </table:table-cell>
          <table:table-cell table:style-name="Tabelle15.C2" office:value-type="string">
            <text:p text:style-name="P24">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4">UDINT</text:p>
          </table:table-cell>
          <table:table-cell table:style-name="Tabelle15.A2" office:value-type="string">
            <text:p text:style-name="P24">writeArrayOfUdint</text:p>
          </table:table-cell>
          <table:table-cell table:style-name="Tabelle15.C2" office:value-type="string">
            <text:p text:style-name="P24"/>
          </table:table-cell>
        </table:table-row>
        <table:table-row>
          <table:table-cell table:style-name="Tabelle15.A2" office:value-type="string">
            <text:p text:style-name="P24">DINT</text:p>
          </table:table-cell>
          <table:table-cell table:style-name="Tabelle15.A2" office:value-type="string">
            <text:p text:style-name="P24">writeArrayOfDint</text:p>
          </table:table-cell>
          <table:table-cell table:style-name="Tabelle15.C2" office:value-type="string">
            <text:p text:style-name="P24"/>
          </table:table-cell>
        </table:table-row>
        <table:table-row>
          <table:table-cell table:style-name="Tabelle15.A2" office:value-type="string">
            <text:p text:style-name="P24">TIME</text:p>
          </table:table-cell>
          <table:table-cell table:style-name="Tabelle15.A2" office:value-type="string">
            <text:p text:style-name="P24">writeArrayOfTime</text:p>
          </table:table-cell>
          <table:table-cell table:style-name="Tabelle15.C2" office:value-type="string">
            <text:p text:style-name="P24">Has a special parameter „format“. See chapter 8.3 for this.</text:p>
          </table:table-cell>
        </table:table-row>
        <table:table-row>
          <table:table-cell table:style-name="Tabelle15.A2" office:value-type="string">
            <text:p text:style-name="P24">TOD</text:p>
          </table:table-cell>
          <table:table-cell table:style-name="Tabelle15.A2" office:value-type="string">
            <text:p text:style-name="P24">writeArrayOfTod</text:p>
          </table:table-cell>
          <table:table-cell table:style-name="Tabelle15.C2" office:value-type="string">
            <text:p text:style-name="P24">The values have to be JS date objects.</text:p>
          </table:table-cell>
        </table:table-row>
        <table:table-row>
          <table:table-cell table:style-name="Tabelle15.A2" office:value-type="string">
            <text:p text:style-name="P24">DT</text:p>
          </table:table-cell>
          <table:table-cell table:style-name="Tabelle15.A2" office:value-type="string">
            <text:p text:style-name="P24">writeArrayOfDt</text:p>
          </table:table-cell>
          <table:table-cell table:style-name="Tabelle15.C2" office:value-type="string">
            <text:p text:style-name="P24">The values have to be JS date objects.</text:p>
          </table:table-cell>
        </table:table-row>
        <table:table-row>
          <table:table-cell table:style-name="Tabelle15.A2" office:value-type="string">
            <text:p text:style-name="P24">DATE</text:p>
          </table:table-cell>
          <table:table-cell table:style-name="Tabelle15.A2" office:value-type="string">
            <text:p text:style-name="P24">writeArrayOfDate</text:p>
          </table:table-cell>
          <table:table-cell table:style-name="Tabelle15.C2" office:value-type="string">
            <text:p text:style-name="P24">The values have to be JS date objects.</text:p>
          </table:table-cell>
        </table:table-row>
        <table:table-row>
          <table:table-cell table:style-name="Tabelle15.A2" office:value-type="string">
            <text:p text:style-name="P24">REAL</text:p>
          </table:table-cell>
          <table:table-cell table:style-name="Tabelle15.A2" office:value-type="string">
            <text:p text:style-name="P24">writeArrayOfReal</text:p>
          </table:table-cell>
          <table:table-cell table:style-name="Tabelle15.C2" office:value-type="string">
            <text:p text:style-name="P26">For issues with converting REAL variables see chapter 8.1.</text:p>
          </table:table-cell>
        </table:table-row>
        <table:table-row>
          <table:table-cell table:style-name="Tabelle15.A2" office:value-type="string">
            <text:p text:style-name="P24">LREAL</text:p>
          </table:table-cell>
          <table:table-cell table:style-name="Tabelle15.A2" office:value-type="string">
            <text:p text:style-name="P24">writeArrayOfLreal</text:p>
          </table:table-cell>
          <table:table-cell table:style-name="Tabelle15.C2" office:value-type="string">
            <text:p text:style-name="P26"/>
          </table:table-cell>
        </table:table-row>
        <table:table-row>
          <table:table-cell table:style-name="Tabelle15.A2" office:value-type="string">
            <text:p text:style-name="P24">STRING</text:p>
          </table:table-cell>
          <table:table-cell table:style-name="Tabelle15.A2" office:value-type="string">
            <text:p text:style-name="P24">writeArrayOfString</text:p>
          </table:table-cell>
          <table:table-cell table:style-name="Tabelle15.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16.A2" office:value-type="string">
            <text:p text:style-name="Text_20_body"><text:span text:style-name="T8">arrlen</text:span><text:span text:style-name="T12"> (number, optional, undefined)</text:span></text:p>
            <text:p text:style-name="P44">The length of the array (the number of the items). Will be detected by TAME if not set.</text:p>
          </table:table-cell>
        </table:table-row>
        <table:table-row>
          <table:table-cell table:style-name="Tabelle16.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4">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3">The array of values to send to the PLC.</text:p>
          </table:table-cell>
        </table:table-row>
      </table:table>
      <text:p text:style-name="Standard"/>
      <text:p text:style-name="P17"/>
      <text:h text:style-name="P61" text:outline-level="3"><text:soft-page-break/>Type Dependent Parameters<text:span text:style-name="T8">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text:p>
      <text:p text:style-name="Text_20_body"/>
      <text:p text:style-name="Text_20_body">Assuming you have a user defined data type like this:</text:p>
      <text:p text:style-name="Text_20_body"><draw:frame draw:style-name="fr2" draw:name="Rahmen20" text:anchor-type="paragraph" svg:x="0.023cm" svg:y="0.443cm" svg:width="16.956cm" draw:z-index="18"><draw:text-box fo:min-height="5.048cm"><text:p text:style-name="P22"/><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2"/></draw:text-box></draw:frame></text:p>
      <text:p text:style-name="Text_20_body">And a variable of this type with the address %MB500:</text:p>
      <text:p text:style-name="Text_20_body"><draw:frame draw:style-name="fr2" draw:name="Rahmen21" text:anchor-type="paragraph" svg:x="0.023cm" svg:y="0.443cm" svg:width="16.956cm" draw:z-index="19"><draw:text-box fo:min-height="1.954cm"><text:p text:style-name="P22"/><text:p text:style-name="P22"><text:tab/>TestStruct AT%MB500: <text:s/>ST_Test;</text:p><text:p text:style-name="P22"/></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20"><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2"/></draw:text-box></draw:frame></text:p>
      <text:p text:style-name="Standard">Note that you can use one definition for read and write requests. If used with a write request, all formatting options will be ignored, except of the parameter for the length of strings. See Chapter 8 for examples of type dependent formatting in structure definitions.</text:p>
      <text:p text:style-name="Text_20_body"/>
      <text:h text:style-name="Heading_20_2" text:outline-level="2">6.1 Read Request</text:h>
      <text:p text:style-name="Text_20_body"><text:span text:style-name="T13">Of course you have to define a JavaScript object to store the data, the properties of the object contain the values. For read requests normally you haven't to define the properties, they will be created if the request is executed. So instead of:</text:span></text:p>
      <text:p text:style-name="Text_20_body"><draw:frame draw:style-name="fr2" draw:name="Rahmen24" text:anchor-type="paragraph" svg:x="0.025cm" svg:y="0.347cm" svg:width="16.956cm" draw:z-index="22"><draw:text-box fo:min-height="5.048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 [],</text:p><text:p text:style-name="P22"><text:tab/><text:tab/>var_6: 0</text:p><text:p text:style-name="P22"><text:tab/>};</text:p><text:p text:style-name="P22"/></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3"><draw:text-box fo:min-height="2.016cm"><text:p text:style-name="P22"/><text:p text:style-name="P22"><text:tab/>var myVar = {};</text:p><text:p text:style-name="P22"/></draw:text-box></draw:frame></text:p>
      <text:p text:style-name="Text_20_body">But if you have an array in the structure like in the example above, this one property must be defined:</text:p>
      <text:p text:style-name="Text_20_body"><draw:frame draw:style-name="fr2" draw:name="Rahmen26" text:anchor-type="paragraph" svg:x="0.023cm" svg:y="0.487cm" svg:width="16.956cm" draw:z-index="24"><draw:text-box fo:min-height="2.016cm"><text:p text:style-name="P22"/><text:p text:style-name="P22"><text:tab/>var myVar = {var_5: []};</text:p><text:p text:style-name="P22"/></draw:text-box></draw:frame></text:p>
      <text:p text:style-name="Text_20_body">The request again is quite simple:</text:p>
      <text:p text:style-name="Text_20_body"><draw:frame draw:style-name="fr2" draw:name="Rahmen23" text:anchor-type="paragraph" svg:x="0.023cm" svg:y="0.443cm" svg:width="16.956cm" draw:z-index="21"><draw:text-box fo:min-height="5.048cm"><text:p text:style-name="P22"/><text:p text:style-name="P22"><text:tab/>PLC.readStruct({</text:p><text:p text:style-name="P22"><text:tab/><text:tab/>addr: "%MB500",</text:p><text:p text:style-name="P22"><text:tab/><text:tab/>def: structdef,</text:p><text:p text:style-name="P22"><text:tab/><text:tab/>jvar: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51"><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2"/></draw:text-box></draw:frame></text:p>
      <text:p text:style-name="Text_20_body">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50"><draw:text-box fo:min-height="9.922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0: '''',</text:p><text:p text:style-name="P22"><text:tab/><text:tab/>var_51: '''',</text:p><text:p text:style-name="P22"><text:tab/><text:tab/>var_52: '''',</text:p><text:p text:style-name="P22"><text:tab/><text:tab/>var_53: '''',</text:p><text:p text:style-name="P22"><text:tab/><text:tab/>var_54: '''',</text:p><text:p text:style-name="P22"><text:tab/><text:tab/>var_6: 0</text:p><text:p text:style-name="P22"><text:tab/>};</text:p><text:p text:style-name="P22"/></draw:text-box></draw:frame></text:p>
      <text:p text:style-name="Text_20_body">And since there is no array in the definition, the object can just be created with „var myVar = {}“.</text:p>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7.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
      <text:p text:style-name="P18"/>
      <text:p text:style-name="P18"/>
      <text:p text:style-name="P18"/>
      <text:p text:style-name="P18"/>
      <text:p text:style-name="P18"/>
      <text:p text:style-name="P18"/>
      <text:h text:style-name="Heading_20_2" text:outline-level="2"><text:soft-page-break/>6.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5"><draw:text-box fo:min-height="5.048cm"><text:p text:style-name="P22"/><text:p text:style-name="P22"><text:tab/>var myVar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array"],</text:p><text:p text:style-name="P22"><text:tab/><text:tab/>var_6: 34.5</text:p><text:p text:style-name="P22"><text:tab/>};</text:p><text:p text:style-name="P22"/></draw:text-box></draw:frame></text:p>
      <text:p text:style-name="Text_20_body">Like the read request, the write request is also quite simple:</text:p>
      <text:p text:style-name="Text_20_body"><draw:frame draw:style-name="fr2" draw:name="Rahmen28" text:anchor-type="paragraph" svg:x="0.023cm" svg:y="0.443cm" svg:width="16.956cm" draw:z-index="26"><draw:text-box fo:min-height="5.048cm"><text:p text:style-name="P22"/><text:p text:style-name="P22"><text:tab/>PLC.writeStruct({</text:p><text:p text:style-name="P22"><text:tab/><text:tab/>addr: "%MB500",</text:p><text:p text:style-name="P22"><text:tab/><text:tab/>def: structdef,</text:p><text:p text:style-name="P22"><text:tab/><text:tab/>val: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Parameters<text:span text:style-name="T8"> (Type, Required, Default)</text:span></text:h>
      <table:table table:name="Tabelle19" table:style-name="Tabelle19">
        <table:table-column table:style-name="Tabelle19.A"/>
        <table:table-row>
          <table:table-cell table:style-name="Tabelle19.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19.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7">The array of values to send to the PLC.</text:p>
          </table:table-cell>
        </table:table-row>
      </table:table>
      <text:p text:style-name="P18"/>
      <text:p text:style-name="P18"/>
      <text:p text:style-name="P18"/>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5 here is </text:span><text:span text:style-name="T4">the definition of a PLC variable :</text:span></text:p>
      <text:p text:style-name="Text_20_body"><draw:frame draw:style-name="fr2" draw:name="Rahmen29" text:anchor-type="paragraph" svg:x="0.023cm" svg:y="0.443cm" svg:width="16.956cm" draw:z-index="27"><draw:text-box fo:min-height="1.954cm"><text:p text:style-name="P22"/><text:p text:style-name="P22"><text:tab/>TestArray AT%MB500: <text:s/>ARRAY [1..2] OF ST_Test;</text:p><text:p text:style-name="P22"/></draw:text-box></draw:frame></text:p>
      <text:h text:style-name="Heading_20_2" text:outline-level="2">7.1 Read Request</text:h>
      <text:p text:style-name="Text_20_body">The definition of the JavaScript object. At least the properties containing arrays must be defined.</text:p>
      <text:p text:style-name="P18"><draw:frame draw:style-name="fr2" draw:name="Rahmen30" text:anchor-type="paragraph" svg:x="0.023cm" svg:y="0.266cm" svg:width="16.956cm" draw:z-index="28"><draw:text-box fo:min-height="4.835cm"><text:p text:style-name="P22"/><text:p text:style-name="P22"><text:tab/>var myArray = [{</text:p><text:p text:style-name="P22"><text:tab/><text:tab/>var_5: []</text:p><text:p text:style-name="P22"><text:tab/>},{</text:p><text:p text:style-name="P22"><text:tab/><text:tab/>var_5: []</text:p><text:p text:style-name="P22"><text:tab/>}];</text:p><text:p text:style-name="P22"/></draw:text-box></draw:frame></text:p>
      <text:p text:style-name="P18">The request definition itself is quite simple again. </text:p>
      <text:p text:style-name="P18"><draw:frame draw:style-name="fr2" draw:name="Rahmen31" text:anchor-type="paragraph" svg:x="0.023cm" svg:y="0.443cm" svg:width="16.956cm" draw:z-index="29"><draw:text-box fo:min-height="5.048cm"><text:p text:style-name="P22"/><text:p text:style-name="P22"><text:tab/>PLC.readArrayOfStruct({</text:p><text:p text:style-name="P22"><text:tab/><text:tab/>addr: "%MB500",</text:p><text:p text:style-name="P22"><text:tab/><text:tab/>def: structdef,</text:p><text:p text:style-name="P22"><text:tab/><text:tab/>arrlen: 2,</text:p><text:p text:style-name="P22"><text:tab/><text:tab/>jvar: "myArray"</text:p><text:p text:style-name="P22"><text:tab/>});</text:p><text:p text:style-name="P22"/></draw:text-box></draw:frame></text:p>
      <text:p text:style-name="P18"/>
      <text:h text:style-name="P61"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20.A2" office:value-type="string">
            <text:p text:style-name="Text_20_body"><text:span text:style-name="T8">arrlen</text:span><text:span text:style-name="T3"> (number, required, undefined)</text:span></text:p>
            <text:p text:style-name="P48">The length of the array (the number of the items).</text:p>
          </table:table-cell>
        </table:table-row>
        <table:table-row>
          <table:table-cell table:style-name="Tabelle20.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8">A function wich will be executed after the request has finished sucessfully.</text:p>
          </table:table-cell>
        </table:table-row>
        <table:table-row>
          <table:table-cell table:style-name="Tabelle20.A2"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
      <text:h text:style-name="Heading_20_2" text:outline-level="2"><text:soft-page-break/>7.2 Write Request</text:h>
      <text:p text:style-name="Text_20_body"><draw:frame draw:style-name="fr2" draw:name="Rahmen32" text:anchor-type="paragraph" svg:x="0.023cm" svg:y="0.443cm" svg:width="16.956cm" draw:z-index="30"><draw:text-box fo:min-height="5.048cm"><text:p text:style-name="P22"/><text:p text:style-name="P22"><text:tab/>var myArray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 array."],</text:p><text:p text:style-name="P22"><text:tab/><text:tab/>var_6: 34.5</text:p><text:p text:style-name="P22"><text:tab/>},{</text:p><text:p text:style-name="P22"><text:tab/><text:tab/>var_1: 109,</text:p><text:p text:style-name="P22"><text:tab/><text:tab/>var_2: 873.40,</text:p><text:p text:style-name="P22"><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2"><text:tab/><text:tab/>var_5: ["This", "is a", <text:s/>"string", " array", "too." ],</text:p><text:p text:style-name="P22"><text:tab/><text:tab/>var_6: 122.9</text:p><text:p text:style-name="P22"><text:tab/>}];</text:p><text:p text:style-name="P22"/></draw:text-box></draw:frame></text:p>
      <text:p text:style-name="Text_20_body"><draw:frame draw:style-name="fr2" draw:name="Rahmen33" text:anchor-type="paragraph" svg:x="0.023cm" svg:y="0.443cm" svg:width="16.956cm" draw:z-index="31"><draw:text-box fo:min-height="5.048cm"><text:p text:style-name="P22"/><text:p text:style-name="P22"><text:tab/>PLC.writeArrayOfStruct({</text:p><text:p text:style-name="P22"><text:tab/><text:tab/>addr: "%MB500",</text:p><text:p text:style-name="P22"><text:tab/><text:tab/>def: structdef,</text:p><text:p text:style-name="P22"><text:tab/><text:tab/>arrlen: 2,</text:p><text:p text:style-name="P22"><text:tab/><text:tab/>val: myArray</text:p><text:p text:style-name="P22"><text:tab/>});</text:p><text:p text:style-name="P22"/></draw:text-box></draw:frame></text:p>
      <text:p text:style-name="Text_20_body">Note that you also can use the „item“-parameter, if you want to write a single array item (one structure) only.</text:p>
      <text:p text:style-name="Text_20_body"/>
      <text:p text:style-name="Text_20_body"/>
      <text:h text:style-name="P61"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21.A2" office:value-type="string">
            <text:p text:style-name="Text_20_body"><text:span text:style-name="T8">arrlen</text:span><text:span text:style-name="T12"> (number, optional, undefined)</text:span></text:p>
            <text:p text:style-name="P49">The length of the array (the number of the items). Will be detected by TAME if not set.</text:p>
          </table:table-cell>
        </table:table-row>
        <table:table-row>
          <table:table-cell table:style-name="Tabelle21.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8">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8">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21.A2" office:value-type="string">
            <text:p text:style-name="Text_20_body"><text:span text:style-name="T8">val</text:span><text:span text:style-name="T3"> (array, required, undefined)</text:span></text:p>
            <text:p text:style-name="P47">The array of values to send to the PLC. </text:p>
          </table:table-cell>
        </table:table-row>
      </table:table>
      <text:p text:style-name="P18"/>
      <text:h text:style-name="Heading_20_1" text:outline-level="1"><text:soft-page-break/>Type Dependent Parameters</text:h>
      <text:h text:style-name="Heading_20_2" text:outline-level="2">8.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4"><draw:text-box fo:min-height="8.04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REAL.1",</text:p><text:p text:style-name="P22"><text:tab/><text:tab/><text:tab/><text:tab/>jvar: "myVar"</text:p><text:p text:style-name="P22"><text:s text:c="16"/><text:tab/><text:tab/>}]</text:p><text:p text:style-name="P22"><text:tab/><text:tab/>}</text:p><text:p text:style-name="P22"><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3"><draw:text-box fo:min-height="3.459cm"><text:p text:style-name="P22"/><text:p text:style-name="P27"><text:tab/>var structdef = {<text:line-break/> <text:tab/><text:tab/>myreal: "REAL.2"<text:line-break/> <text:s text:c="3"/><text:tab/>};</text:p><text:p text:style-name="P22"/></draw:text-box></draw:frame></text:p>
      <text:p text:style-name="Text_20_body"><text:soft-page-break/>For the methods „readReal“ and „readArrayOfReal“ there is the seperate parameter „dp“ or „decPlaces“:</text:p>
      <text:p text:style-name="Text_20_body"><draw:frame draw:style-name="fr3" draw:name="Rahmen34" text:anchor-type="paragraph" svg:width="16.956cm" draw:z-index="32"><draw:text-box fo:min-height="4.367cm"><text:p text:style-name="P22"/><text:p text:style-name="P22"><text:tab/>PLC.readReal({</text:p><text:p text:style-name="P22"><text:s text:c="4"/><text:tab/><text:tab/>addr: "%MB240",</text:p><text:p text:style-name="P22"><text:tab/><text:tab/>dp: 2,</text:p><text:p text:style-name="P22"><text:tab/><text:tab/>jvar: "myVar"</text:p><text:p text:style-name="P22"><text:s text:c="12"/>});</text:p><text:p text:style-name="P22"/></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h text:style-name="Heading_20_2" text:outline-level="2">8.2 STRING</text:h>
      <text:p text:style-name="Text_20_body">A string in TwinCAT has a lenght of 80 characters by default. But you can change this and specify the length from 1 to 255 characters if you need.</text:p>
      <text:p text:style-name="Text_20_body">This is a definition of a string with 10 characters length:</text:p>
      <text:p text:style-name="Text_20_body"><draw:frame draw:style-name="fr3" draw:name="Rahmen37" text:anchor-type="paragraph" svg:width="16.956cm" draw:z-index="35"><draw:text-box fo:min-height="2.062cm"><text:p text:style-name="P22"/><text:p text:style-name="P22"><text:tab/>MyString AT %MB16: STRING(10);</text:p><text:p text:style-name="P22"/></draw:text-box></draw:frame></text:p>
      <text:p text:style-name="Text_20_body"/>
      <text:p text:style-name="Text_20_body"><draw:frame draw:style-name="fr2" draw:name="Rahmen39" text:anchor-type="paragraph" svg:x="0.023cm" svg:y="1.831cm" svg:width="16.956cm" draw:z-index="36"><draw:text-box fo:min-height="8.04cm"><text:p text:style-name="P22"/><text:p text:style-name="P22"><text:tab/>PLC.readReq({</text:p><text:p text:style-name="P22"><text:s text:c="12"/><text:tab/>addr: "%MB16",</text:p><text:p text:style-name="P22"><text:tab/><text:tab/>seq: true,</text:p><text:p text:style-name="P22"><text:s text:c="12"/><text:tab/><text:tab/>items: [{</text:p><text:p text:style-name="P22"><text:s text:c="20"/><text:tab/><text:tab/><text:tab/>type: "STRING.10",</text:p><text:p text:style-name="P22"><text:tab/><text:tab/><text:tab/><text:tab/>jvar: "myVar"</text:p><text:p text:style-name="P22"><text:s text:c="16"/><text:tab/><text:tab/>}]</text:p><text:p text:style-name="P22"><text:tab/><text:tab/>}</text:p><text:p text:style-name="P22"><text:tab/>);</text:p></draw:text-box></draw:frame><text:soft-page-break/>If you do so, you have to set the length in your JavaScript code too, both for read and for write requests. For the methods „readReq“, „writeReq“ and those for reading/writing structures just add the number to the type separated by a point:</text:p>
      <text:p text:style-name="Text_20_body"/>
      <text:p text:style-name="Text_20_body">Example of a structure definition for „readStruct“ and „readArrayofStruct“:</text:p>
      <text:p text:style-name="Text_20_body"><draw:frame draw:style-name="fr2" draw:name="Rahmen40" text:anchor-type="paragraph" svg:x="0.023cm" svg:y="0.215cm" svg:width="16.956cm" draw:z-index="37"><draw:text-box fo:min-height="3.459cm"><text:p text:style-name="P22"/><text:p text:style-name="P27"><text:tab/>var structdef = {<text:line-break/> <text:tab/><text:tab/>mystring: "STRING.10"<text:line-break/> <text:s text:c="3"/><text:tab/>};</text:p><text:p text:style-name="P22"/></draw:text-box></draw:frame></text:p>
      <text:p text:style-name="Text_20_body">For the methods „readString“, „writeString“, „readArrayOfString“ and „writeArrayOfString“ there is a seperate parameter named „strlen“:</text:p>
      <text:p text:style-name="Text_20_body"><draw:frame draw:style-name="fr3" draw:name="Rahmen38" text:anchor-type="paragraph" svg:width="16.956cm" draw:z-index="38"><draw:text-box fo:min-height="4.367cm"><text:p text:style-name="P22"/><text:p text:style-name="P22"><text:tab/>PLC.writeString({</text:p><text:p text:style-name="P22"><text:s text:c="4"/><text:tab/><text:tab/>addr: "%MB16",</text:p><text:p text:style-name="P22"><text:tab/><text:tab/>strlen: 10,</text:p><text:p text:style-name="P22"><text:tab/><text:tab/>val: "Hello world!"</text:p><text:p text:style-name="P22"><text:s text:c="12"/>});</text:p><text:p text:style-name="P22"/></draw:text-box></draw:frame></text:p>
      <text:p text:style-name="Text_20_body"><text:soft-page-break/>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set the addresses for string variables.</text:p>
      <text:p text:style-name="Text_20_body"/>
      <text:h text:style-name="Heading_20_2" text:outline-level="2">8.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type dependent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42"><draw:text-box fo:min-height="8.04cm"><text:p text:style-name="P22"/><text:p text:style-name="P22"><text:tab/>PLC.readReq({</text:p><text:p text:style-name="P22"><text:s text:c="12"/><text:tab/>addr: "%MB50",</text:p><text:p text:style-name="P22"><text:tab/><text:tab/>seq: true,</text:p><text:p text:style-name="P22"><text:s text:c="12"/><text:tab/><text:tab/>items: [{</text:p><text:p text:style-name="P22"><text:s text:c="20"/><text:tab/><text:tab/><text:tab/>type: "TIME.#h",</text:p><text:p text:style-name="P22"><text:tab/><text:tab/><text:tab/><text:tab/>jvar: "myVar"</text:p><text:p text:style-name="P22"><text:s text:c="16"/><text:tab/><text:tab/>}]</text:p><text:p text:style-name="P22"><text:tab/><text:tab/>}</text:p><text:p text:style-name="P22"><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41"><draw:text-box fo:min-height="3.459cm"><text:p text:style-name="P22"/><text:p text:style-name="P27"><text:tab/>var structdef = {<text:line-break/> <text:tab/><text:tab/>mytime: "TIME.#hh# - #mm# - #ss"<text:line-break/> <text:s text:c="3"/><text:tab/>};</text:p><text:p text:style-name="P22"/></draw:text-box></draw:frame></text:p>
      <text:p text:style-name="Text_20_body"><text:soft-page-break/>I've tried to keep the formatting flexible, so you can build whole sentences.</text:p>
      <text:p text:style-name="Text_20_body"><draw:frame draw:style-name="fr2" draw:name="Rahmen45" text:anchor-type="paragraph" svg:x="0.023cm" svg:y="0.215cm" svg:width="16.956cm" draw:z-index="43"><draw:text-box fo:min-height="3.459cm"><text:p text:style-name="P22"/><text:p text:style-name="P27"><text:tab/>var structdef = {<text:line-break/> <text:tab/><text:tab/>mytime: "TIME.#Actual time: #hh# hours, #mm# minutes and #ss# seconds."<text:line-break/> <text:s text:c="3"/><text:tab/>};</text:p><text:p text:style-name="P22"/></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9"><draw:text-box fo:min-height="4.367cm"><text:p text:style-name="P22"/><text:p text:style-name="P22"><text:tab/>PLC.writeTime({</text:p><text:p text:style-name="P22"><text:s text:c="4"/><text:tab/><text:tab/>addr: "%MB50",</text:p><text:p text:style-name="P22"><text:tab/><text:tab/>val: 1200</text:p><text:p text:style-name="P22"><text:s text:c="12"/>});</text:p><text:p text:style-name="P22"/></draw:text-box></draw:frame></text:p>
      <text:p text:style-name="Text_20_body">Writing a value of 4 minutes:</text:p>
      <text:p text:style-name="Text_20_body"><draw:frame draw:style-name="fr3" draw:name="Rahmen42" text:anchor-type="paragraph" svg:width="16.956cm" draw:z-index="40"><draw:text-box fo:min-height="4.367cm"><text:p text:style-name="P22"/><text:p text:style-name="P22"><text:tab/>PLC.writeTime({</text:p><text:p text:style-name="P22"><text:s text:c="4"/><text:tab/><text:tab/>addr: "%MB50",</text:p><text:p text:style-name="P22"><text:tab/><text:tab/>format: #m,</text:p><text:p text:style-name="P22"><text:tab/><text:tab/>val: 4</text:p><text:p text:style-name="P22"><text:s text:c="12"/>});</text:p><text:p text:style-name="P22"/></draw:text-box></draw:frame></text:p>
      <text:p text:style-name="Text_20_body"><draw:frame draw:style-name="fr2" draw:name="Rahmen46" text:anchor-type="paragraph" svg:x="0.023cm" svg:y="1.106cm" svg:width="16.956cm" draw:z-index="44"><draw:text-box fo:min-height="7.04cm"><text:p text:style-name="P22"/><text:p text:style-name="P22"><text:tab/>PLC.writeTime({</text:p><text:p text:style-name="P22"><text:s text:c="12"/><text:tab/>addr: "%MB50",</text:p><text:p text:style-name="P22"><text:s text:c="12"/><text:tab/><text:tab/>items: [{</text:p><text:p text:style-name="P22"><text:s text:c="20"/><text:tab/><text:tab/><text:tab/>type: "TIME.#h",</text:p><text:p text:style-name="P22"><text:tab/><text:tab/><text:tab/><text:tab/>val: 0.5</text:p><text:p text:style-name="P22"><text:s text:c="16"/><text:tab/><text:tab/>}]</text:p><text:p text:style-name="P22"><text:tab/><text:tab/>}</text:p><text:p text:style-name="P22"><text:tab/>);</text:p></draw:text-box></draw:frame><text:soft-page-break/>Writing a value of 30 minutes with formatting in hou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3">Instruction</text:p>
          </table:table-cell>
          <table:table-cell table:style-name="Tabelle22.B1" office:value-type="string">
            <text:p text:style-name="P23">Return Value</text:p>
          </table:table-cell>
        </table:table-row>
        <table:table-row>
          <table:table-cell table:style-name="Tabelle22.A2" office:value-type="string">
            <text:p text:style-name="P25">none</text:p>
          </table:table-cell>
          <table:table-cell table:style-name="Tabelle22.B2" office:value-type="string">
            <text:p text:style-name="P25">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8.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5"><draw:text-box fo:min-height="8.04cm"><text:p text:style-name="P22"/><text:p text:style-name="P22"><text:tab/>PLC.readReq({</text:p><text:p text:style-name="P22"><text:s text:c="12"/><text:tab/>addr: "%MB250",</text:p><text:p text:style-name="P22"><text:tab/><text:tab/>seq: true,</text:p><text:p text:style-name="P22"><text:s text:c="12"/><text:tab/><text:tab/>items: [{</text:p><text:p text:style-name="P22"><text:s text:c="20"/><text:tab/><text:tab/><text:tab/>type: "TOD.#hh#:#mm",</text:p><text:p text:style-name="P22"><text:tab/><text:tab/><text:tab/><text:tab/>jvar: "myVar"</text:p><text:p text:style-name="P22"><text:s text:c="16"/><text:tab/><text:tab/>}]</text:p><text:p text:style-name="P22"><text:tab/><text:tab/>}</text:p><text:p text:style-name="P22"><text:tab/>);</text:p></draw:text-box></draw:frame></text:p>
      <text:p text:style-name="P17">A read request with 2 variables:</text:p>
      <text:p text:style-name="P17"><draw:frame draw:style-name="fr2" draw:name="Rahmen48" text:anchor-type="paragraph" svg:x="0.023cm" svg:y="0.235cm" svg:width="16.956cm" draw:z-index="46"><draw:text-box fo:min-height="10.037cm"><text:p text:style-name="P22"/><text:p text:style-name="P22"><text:tab/>PLC.readReq({</text:p><text:p text:style-name="P22"><text:s text:c="12"/><text:tab/>addr: "%MB260",</text:p><text:p text:style-name="P22"><text:tab/><text:tab/>seq: true,</text:p><text:p text:style-name="P22"><text:s text:c="12"/><text:tab/><text:tab/>items: [{</text:p><text:p text:style-name="P22"><text:s text:c="20"/><text:tab/><text:tab/><text:tab/>type: "DT.#WEEKDAY#, #hh#:#mm",</text:p><text:p text:style-name="P22"><text:tab/><text:tab/><text:tab/><text:tab/>jvar: "myVar"</text:p><text:p text:style-name="P22"><text:s text:c="16"/><text:tab/><text:tab/>},{</text:p><text:p text:style-name="P22"><text:s text:c="20"/><text:tab/><text:tab/><text:tab/>type: "DATE.#DD#. #MONTH# #YYYY",</text:p><text:p text:style-name="P22"><text:tab/><text:tab/><text:tab/><text:tab/>jvar: "myVar2"</text:p><text:p text:style-name="P22"><text:s text:c="16"/><text:tab/><text:tab/>}]</text:p><text:p text:style-name="P22"><text:tab/><text:tab/>}</text:p><text:p text:style-name="P22"><text:tab/>);</text:p></draw:text-box></draw:frame></text:p>
      <text:p text:style-name="P17"><text:soft-page-break/>An example of reading an array of 5 DT values:</text:p>
      <text:p text:style-name="P17"><draw:frame draw:style-name="fr2" draw:name="Rahmen49" text:anchor-type="paragraph" svg:x="0.023cm" svg:y="0.115cm" svg:width="16.956cm" draw:z-index="47"><draw:text-box fo:min-height="4.367cm"><text:p text:style-name="P22"/><text:p text:style-name="P22"><text:tab/>PLC.readArrayOfDt({</text:p><text:p text:style-name="P22"><text:s text:c="4"/><text:tab/><text:tab/>addr: "%MB120",</text:p><text:p text:style-name="P22"><text:tab/><text:tab/>arrlen: 5,</text:p><text:p text:style-name="P22"><text:tab/><text:tab/>format: ''#DD#.#MM#.#YY#, #hh#:#mm",</text:p><text:p text:style-name="P22"><text:tab/><text:tab/>jvar: ''myArray''</text:p><text:p text:style-name="P22"><text:s text:c="12"/>});</text:p><text:p text:style-name="P22"/></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8"><draw:text-box fo:min-height="4.367cm"><text:p text:style-name="P22"/><text:p text:style-name="P22"><text:tab/>var myVar = new Date("January 3, 2012 18:54:00");</text:p><text:p text:style-name="P22"><text:s/></text:p><text:p text:style-name="P22"><text:tab/>PLC.writeDt({</text:p><text:p text:style-name="P22"><text:s text:c="4"/><text:tab/><text:tab/>addr: "%MB120",</text:p><text:p text:style-name="P22"><text:tab/><text:tab/>val: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3">Instruction</text:p>
          </table:table-cell>
          <table:table-cell table:style-name="Tabelle23.B1" office:value-type="string">
            <text:p text:style-name="P23">Return Value</text:p>
          </table:table-cell>
        </table:table-row>
        <table:table-row>
          <table:table-cell table:style-name="Tabelle23.A2" office:value-type="string">
            <text:p text:style-name="P25">none</text:p>
          </table:table-cell>
          <table:table-cell table:style-name="Tabelle23.B2" office:value-type="string">
            <text:p text:style-name="P25">JavaScript date object</text:p>
          </table:table-cell>
        </table:table-row>
        <table:table-row>
          <table:table-cell table:style-name="Tabelle23.A2" office:value-type="string">
            <text:p text:style-name="P25">YYYY</text:p>
          </table:table-cell>
          <table:table-cell table:style-name="Tabelle23.B2" office:value-type="string">
            <text:p text:style-name="P25">full year</text:p>
          </table:table-cell>
        </table:table-row>
        <table:table-row>
          <table:table-cell table:style-name="Tabelle23.A2" office:value-type="string">
            <text:p text:style-name="P25">YY</text:p>
          </table:table-cell>
          <table:table-cell table:style-name="Tabelle23.B2" office:value-type="string">
            <text:p text:style-name="P25">year</text:p>
          </table:table-cell>
        </table:table-row>
        <table:table-row>
          <table:table-cell table:style-name="Tabelle23.A2" office:value-type="string">
            <text:p text:style-name="P25">MONTH</text:p>
          </table:table-cell>
          <table:table-cell table:style-name="Tabelle23.B2" office:value-type="string">
            <text:p text:style-name="P25">full name of month</text:p>
          </table:table-cell>
        </table:table-row>
        <table:table-row>
          <table:table-cell table:style-name="Tabelle23.A2" office:value-type="string">
            <text:p text:style-name="P25">MON</text:p>
          </table:table-cell>
          <table:table-cell table:style-name="Tabelle23.B2" office:value-type="string">
            <text:p text:style-name="P25">short name of month</text:p>
          </table:table-cell>
        </table:table-row>
        <table:table-row>
          <table:table-cell table:style-name="Tabelle23.A2" office:value-type="string">
            <text:p text:style-name="P25">MM</text:p>
          </table:table-cell>
          <table:table-cell table:style-name="Tabelle23.B2" office:value-type="string">
            <text:p text:style-name="P25">month 01-12, 2 digits</text:p>
          </table:table-cell>
        </table:table-row>
        <table:table-row>
          <table:table-cell table:style-name="Tabelle23.A2" office:value-type="string">
            <text:p text:style-name="P25">M</text:p>
          </table:table-cell>
          <table:table-cell table:style-name="Tabelle23.B2" office:value-type="string">
            <text:p text:style-name="P25">month 1-12, 1or 2 digits</text:p>
          </table:table-cell>
        </table:table-row>
        <table:table-row>
          <table:table-cell table:style-name="Tabelle23.A2" office:value-type="string">
            <text:p text:style-name="P25">WEEKDAY</text:p>
          </table:table-cell>
          <table:table-cell table:style-name="Tabelle23.B2" office:value-type="string">
            <text:p text:style-name="P25">weekday, full name</text:p>
          </table:table-cell>
        </table:table-row>
        <table:table-row>
          <table:table-cell table:style-name="Tabelle23.A2" office:value-type="string">
            <text:p text:style-name="P25">WKD</text:p>
          </table:table-cell>
          <table:table-cell table:style-name="Tabelle23.B2" office:value-type="string">
            <text:p text:style-name="P25">weekday, short name</text:p>
          </table:table-cell>
        </table:table-row>
        <table:table-row>
          <table:table-cell table:style-name="Tabelle23.A2" office:value-type="string">
            <text:p text:style-name="P25">WD</text:p>
          </table:table-cell>
          <table:table-cell table:style-name="Tabelle23.B2" office:value-type="string">
            <text:p text:style-name="P25">weekday 0-6</text:p>
          </table:table-cell>
        </table:table-row>
        <table:table-row>
          <table:table-cell table:style-name="Tabelle23.A2" office:value-type="string">
            <text:p text:style-name="P25">DD</text:p>
          </table:table-cell>
          <table:table-cell table:style-name="Tabelle23.B2" office:value-type="string">
            <text:p text:style-name="P25">day of month 01-31, 2 digits</text:p>
          </table:table-cell>
        </table:table-row>
        <table:table-row>
          <table:table-cell table:style-name="Tabelle23.A2" office:value-type="string">
            <text:p text:style-name="P25">D</text:p>
          </table:table-cell>
          <table:table-cell table:style-name="Tabelle23.B2" office:value-type="string">
            <text:p text:style-name="P25">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39332601" text:style-name="L1">
        <text:list-item>
          <text:p text:style-name="P54">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4">You can also use the „debug“ parameter that every request supports. If you execute a request with this option set to „true“ the generated request descriptor will be written to the console.</text:p>
        </text:list-item>
        <text:list-item>
          <text:p text:style-name="P54">During the development of a project you should use the TAME version with comments, not the minified one as error messages can be crippled. </text:p>
        </text:list-item>
        <text:list-item>
          <text:p text:style-name="P54">Don't forget that JavaScript is case sensi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text:soft-page-break/>Tips &amp; Tricks</text:h>
      <text:p text:style-name="Text_20_body"/>
      <text:list xml:id="list39318865" text:style-name="L2">
        <text:list-item>
          <text:p text:style-name="P55">For a good performance it is important that not too many requests are executed at the same time. I recommend to have only one request for fast cyclic polling (&lt;= 1s). </text:p>
        </text:list-item>
        <text:list-item>
          <text:p text:style-name="P55">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5">If you encounter stuckings with fast cyclic polling on slow connections you can set an ID for the request and look if it gets better.</text:p>
        </text:list-item>
        <text:list-item>
          <text:p text:style-name="P55">Other than x86-based systems (i.e. PC's, CX10xx) ARM-based devices (i.e. CX90xx) use a 4-byte memory alignment. Every variable of 4-byte length has to be set to an address that must be divisible by 4 (compiling the project TwinCAT otherwise generates an error message). </text:p>
          <text:p text:style-name="P55">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5">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6">So instead of using a fixed domain:</text:p>
          <text:p text:style-name="P57"><text:s text:c="4"/>„serviceUrl: 'http://192.168.1.2/TcAdsWebService/TcAdsWebService.dll',“,</text:p>
          <text:p text:style-name="P57">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s text:c="5"/></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text:chapter><text:tab/><text:chapter text:display="name" text:outline-level="1">Introduction</text:chapter></text:p>
      </style:header>
      <style:footer>
        <text:p text:style-name="MP1"><text:page-number text:select-page="current">1</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05-31T19:28:31.95</dc:date>
    <meta:editing-duration>P4DT16H13M31S</meta:editing-duration>
    <meta:editing-cycles>203</meta:editing-cycles>
    <meta:generator>LibreOffice/3.5$Windows_x86 LibreOffice_project/235ab8a-3802056-4a8fed3-2d66ea8-e241b80</meta:generator>
    <meta:document-statistic meta:table-count="24" meta:image-count="0" meta:object-count="0" meta:page-count="54" meta:paragraph-count="962" meta:word-count="8409" meta:character-count="52560" meta:non-whitespace-character-count="43357"/>
  </office:meta>
</office:document-meta>
</file>